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nstantia" svg:font-family="Constantia"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359cm" style:rel-column-width="4265*"/>
    </style:style>
    <style:style style:name="Таблица2.B" style:family="table-column">
      <style:table-column-properties style:column-width="4.203cm" style:rel-column-width="2436*"/>
    </style:style>
    <style:style style:name="Таблица2.C" style:family="table-column">
      <style:table-column-properties style:column-width="5.44cm" style:rel-column-width="3153*"/>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1.766cm" fo:keep-together="auto"/>
    </style:style>
    <style:style style:name="Таблица2.7" style:family="table-row">
      <style:table-row-properties style:min-row-height="1cm" fo:keep-together="auto"/>
    </style:style>
    <style:style style:name="Таблица2.8" style:family="table-row">
      <style:table-row-properties style:min-row-height="0.912cm" fo:keep-together="auto"/>
    </style:style>
    <style:style style:name="Таблица2.9" style:family="table-row">
      <style:table-row-properties style:min-row-height="0.882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6" style:family="table">
      <style:table-properties style:width="17cm" table:align="margins" style:writing-mode="lr-tb"/>
    </style:style>
    <style:style style:name="Таблица6.A" style:family="table-column">
      <style:table-column-properties style:column-width="17cm" style:rel-column-width="65535*"/>
    </style:style>
    <style:style style:name="Таблица6.A1" style:family="table-cell">
      <style:table-cell-properties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5" style:family="table">
      <style:table-properties style:width="17cm" table:align="margins" style:writing-mode="lr-tb"/>
    </style:style>
    <style:style style:name="Таблица5.A" style:family="table-column">
      <style:table-column-properties style:column-width="2.499cm" style:rel-column-width="9635*"/>
    </style:style>
    <style:style style:name="Таблица5.B" style:family="table-column">
      <style:table-column-properties style:column-width="14.501cm" style:rel-column-width="55900*"/>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fo:hyphenation-ladder-count="no-limit"/>
      <style:text-properties officeooo:paragraph-rsid="001bdbc4" fo:hyphenate="true" fo:hyphenation-remain-char-count="2" fo:hyphenation-push-char-count="2"/>
    </style:style>
    <style:style style:name="P5" style:family="paragraph" style:parent-style-name="Standard">
      <style:text-properties fo:text-transform="uppercase"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text-transform="uppercase" fo:font-size="14pt" fo:font-weight="bold" officeooo:rsid="0036f260" officeooo:paragraph-rsid="0036f260" style:font-size-asian="14pt" style:font-weight-asian="bold" style:font-size-complex="14pt"/>
    </style:style>
    <style:style style:name="P9" style:family="paragraph" style:parent-style-name="Standard">
      <style:text-properties fo:text-transform="uppercase" fo:font-size="14pt" fo:font-weight="bold" officeooo:rsid="0036f260" officeooo:paragraph-rsid="0036f260" style:font-size-asian="14pt" style:font-weight-asian="bold" style:font-size-complex="14pt"/>
    </style:style>
    <style:style style:name="P10" style:family="paragraph" style:parent-style-name="Standard">
      <style:text-properties fo:text-transform="uppercase" fo:font-size="14pt" fo:font-weight="bold" officeooo:rsid="0038004a" officeooo:paragraph-rsid="0038004a"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style>
    <style:style style:name="P15" style:family="paragraph" style:parent-style-name="Standard">
      <style:paragraph-properties style:snap-to-layout-grid="false"/>
      <style:text-properties fo:font-size="14pt" style:font-size-asian="14pt" style:font-size-complex="14pt"/>
    </style:style>
    <style:style style:name="P16"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7" style:family="paragraph" style:parent-style-name="Standard">
      <style:paragraph-properties style:snap-to-layout-grid="false"/>
      <style:text-properties fo:font-size="14pt" fo:language="en" fo:country="US" style:font-size-asian="14pt" style:font-size-complex="14pt"/>
    </style:style>
    <style:style style:name="P18" style:family="paragraph" style:parent-style-name="Standard">
      <style:paragraph-properties fo:line-height="150%"/>
      <style:text-properties fo:font-size="14pt" officeooo:rsid="0016e3d9" style:font-size-asian="12pt" style:font-size-complex="12pt"/>
    </style:style>
    <style:style style:name="P19" style:family="paragraph" style:parent-style-name="Standard">
      <style:text-properties fo:font-size="14pt" officeooo:rsid="0036f260" officeooo:paragraph-rsid="0036f260" style:font-size-asian="12pt" style:font-size-complex="12pt"/>
    </style:style>
    <style:style style:name="P20" style:family="paragraph" style:parent-style-name="Standard">
      <style:paragraph-properties fo:text-align="center" style:justify-single-word="false"/>
      <style:text-properties fo:font-size="14pt" officeooo:rsid="003e2895" officeooo:paragraph-rsid="003e2895" style:font-size-asian="12pt" style:font-size-complex="12pt"/>
    </style:style>
    <style:style style:name="P21" style:family="paragraph" style:parent-style-name="Standard">
      <style:paragraph-properties fo:line-height="100%" fo:text-align="justify" style:justify-single-word="false" fo:hyphenation-ladder-count="no-limit"/>
      <style:text-properties fo:font-size="14pt" fo:font-weight="normal" officeooo:rsid="00350d34" officeooo:paragraph-rsid="00350d34" style:font-size-asian="12pt" style:font-weight-asian="normal" style:font-size-complex="12pt" style:font-weight-complex="normal" fo:hyphenate="true" fo:hyphenation-remain-char-count="2" fo:hyphenation-push-char-count="2"/>
    </style:style>
    <style:style style:name="P22" style:family="paragraph" style:parent-style-name="Standard">
      <style:paragraph-properties fo:line-height="150%"/>
      <style:text-properties fo:color="#ff0000" fo:font-size="14pt" style:font-size-asian="14pt" style:font-size-complex="14pt"/>
    </style:style>
    <style:style style:name="P23" style:family="paragraph" style:parent-style-name="Standard">
      <style:paragraph-properties fo:text-align="center" style:justify-single-word="false"/>
      <style:text-properties fo:color="#000000" fo:font-size="14pt" officeooo:rsid="0012ca82" officeooo:paragraph-rsid="0012ca82" style:font-size-asian="14pt" style:font-size-complex="14pt"/>
    </style:style>
    <style:style style:name="P24" style:family="paragraph" style:parent-style-name="Standard">
      <style:paragraph-properties fo:line-height="150%"/>
      <style:text-properties fo:color="#000000" fo:font-size="14pt" officeooo:rsid="0012ca82" officeooo:paragraph-rsid="0012ca82" style:font-size-asian="14pt" style:font-size-complex="14pt"/>
    </style:style>
    <style:style style:name="P25" style:family="paragraph" style:parent-style-name="Standard">
      <style:paragraph-properties fo:line-height="150%" fo:text-align="center" style:justify-single-word="false"/>
      <style:text-properties fo:color="#000000" fo:font-size="14pt" officeooo:rsid="0012ca82" officeooo:paragraph-rsid="0012ca82" style:font-size-asian="14pt" style:font-size-complex="14pt" style:font-weight-complex="bold"/>
    </style:style>
    <style:style style:name="P26" style:family="paragraph" style:parent-style-name="Standard">
      <style:paragraph-properties fo:line-height="150%"/>
      <style:text-properties fo:color="#000000" fo:font-size="14pt" officeooo:rsid="0016e3d9" officeooo:paragraph-rsid="0016e3d9" style:font-size-asian="14pt" style:font-size-complex="14pt" style:font-weight-complex="bold"/>
    </style:style>
    <style:style style:name="P27" style:family="paragraph" style:parent-style-name="Standard">
      <style:paragraph-properties fo:line-height="150%" style:snap-to-layout-grid="false"/>
      <style:text-properties fo:color="#000000" fo:font-size="14pt" officeooo:rsid="0038443b" officeooo:paragraph-rsid="0038443b" style:font-size-asian="14pt" style:font-size-complex="14pt" style:font-weight-complex="bold"/>
    </style:style>
    <style:style style:name="P28" style:family="paragraph" style:parent-style-name="Standard">
      <style:paragraph-properties fo:line-height="150%"/>
      <style:text-properties fo:color="#000000" fo:font-size="14pt" style:font-size-asian="14pt" style:font-size-complex="14pt" style:font-weight-complex="bold"/>
    </style:style>
    <style:style style:name="P29"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30" style:family="paragraph" style:parent-style-name="Standard">
      <style:paragraph-properties fo:line-height="150%" style:snap-to-layout-grid="false"/>
      <style:text-properties fo:color="#000000" fo:font-size="14pt" officeooo:rsid="003904a8" officeooo:paragraph-rsid="003904a8" style:font-size-asian="14pt" style:font-size-complex="14pt" style:font-weight-complex="bold"/>
    </style:style>
    <style:style style:name="P31" style:family="paragraph" style:parent-style-name="Standard">
      <style:paragraph-properties fo:line-height="150%" style:snap-to-layout-grid="false"/>
      <style:text-properties fo:color="#000000" fo:font-size="14pt" officeooo:rsid="0039f909" officeooo:paragraph-rsid="0039f909" style:font-size-asian="14pt" style:font-size-complex="14pt" style:font-weight-complex="bold"/>
    </style:style>
    <style:style style:name="P32" style:family="paragraph" style:parent-style-name="Standard">
      <style:paragraph-properties fo:line-height="150%" fo:text-align="center" style:justify-single-word="false"/>
      <style:text-properties fo:color="#000000" fo:font-size="14pt" officeooo:rsid="0039f909" officeooo:paragraph-rsid="0039f909" style:font-size-asian="14pt" style:font-size-complex="14pt" style:font-weight-complex="bold"/>
    </style:style>
    <style:style style:name="P33" style:family="paragraph" style:parent-style-name="Standard">
      <style:paragraph-properties fo:line-height="150%" fo:text-align="justify" style:justify-single-word="false" fo:hyphenation-ladder-count="no-limit"/>
      <style:text-properties fo:color="#000000" fo:font-size="14pt" fo:font-weight="normal" officeooo:rsid="001b730a" officeooo:paragraph-rsid="001b730a" style:font-size-asian="14pt" style:font-weight-asian="normal" style:font-size-complex="14pt" style:font-weight-complex="normal" fo:hyphenate="true" fo:hyphenation-remain-char-count="2" fo:hyphenation-push-char-count="2"/>
    </style:style>
    <style:style style:name="P34" style:family="paragraph" style:parent-style-name="Standard">
      <style:paragraph-properties fo:line-height="150%" fo:text-align="justify" style:justify-single-word="false" fo:hyphenation-ladder-count="no-limit"/>
      <style:text-properties fo:color="#000000" fo:font-size="14pt" fo:font-weight="normal" officeooo:rsid="001bdbc4" officeooo:paragraph-rsid="001bdbc4" style:font-size-asian="14pt" style:font-weight-asian="normal" style:font-size-complex="14pt" style:font-weight-complex="normal" fo:hyphenate="true" fo:hyphenation-remain-char-count="2" fo:hyphenation-push-char-count="2"/>
    </style:style>
    <style:style style:name="P35" style:family="paragraph" style:parent-style-name="Standard">
      <style:paragraph-properties fo:line-height="150%" fo:text-align="justify" style:justify-single-word="false" fo:hyphenation-ladder-count="no-limit"/>
      <style:text-properties fo:color="#000000" fo:font-size="14pt" fo:font-weight="normal" officeooo:rsid="001cc248" officeooo:paragraph-rsid="001bdbc4" style:font-size-asian="14pt" style:font-weight-asian="normal" style:font-size-complex="14pt" style:font-weight-complex="normal" fo:hyphenate="true" fo:hyphenation-remain-char-count="2" fo:hyphenation-push-char-count="2"/>
    </style:style>
    <style:style style:name="P36" style:family="paragraph" style:parent-style-name="Standard">
      <style:paragraph-properties fo:line-height="150%" fo:text-align="center" style:justify-single-word="false" fo:hyphenation-ladder-count="no-limit"/>
      <style:text-properties fo:color="#000000" fo:font-size="14pt" fo:font-weight="bold" officeooo:rsid="001bdbc4" officeooo:paragraph-rsid="001bdbc4" style:font-size-asian="14pt" style:font-weight-asian="bold" style:font-size-complex="14pt" style:font-weight-complex="bold" fo:hyphenate="true" fo:hyphenation-remain-char-count="2" fo:hyphenation-push-char-count="2"/>
    </style:style>
    <style:style style:name="P37"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38" style:family="paragraph" style:parent-style-name="Standard">
      <style:paragraph-properties fo:line-height="150%" fo:text-align="center" style:justify-single-word="false"/>
      <style:text-properties fo:color="#000000" fo:font-size="14pt" fo:language="en" fo:country="US" officeooo:rsid="0039f909" officeooo:paragraph-rsid="0039f909" style:font-size-asian="14pt" style:font-size-complex="14pt" style:font-weight-complex="bold"/>
    </style:style>
    <style:style style:name="P39" style:family="paragraph" style:parent-style-name="Standard">
      <style:paragraph-properties fo:line-height="150%" fo:text-align="justify" style:justify-single-word="false" fo:hyphenation-ladder-count="no-limit"/>
      <style:text-properties fo:color="#000000" fo:font-size="14pt" fo:font-style="normal" fo:font-weight="normal" officeooo:rsid="0026274a" officeooo:paragraph-rsid="001bdbc4" style:font-size-asian="14pt" style:font-style-asian="normal" style:font-weight-asian="normal" style:font-size-complex="14pt" style:font-style-complex="normal" style:font-weight-complex="normal"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text-properties fo:color="#000000" fo:font-size="14pt" fo:font-style="normal" fo:font-weight="normal" officeooo:rsid="0027ada3" officeooo:paragraph-rsid="001bdbc4" style:font-size-asian="14pt" style:font-style-asian="normal" style:font-weight-asian="normal" style:font-size-complex="14pt" style:font-style-complex="normal" style:font-weight-complex="normal"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text-properties fo:color="#000000" fo:font-size="14pt" fo:font-style="normal" fo:font-weight="normal" officeooo:rsid="002e07e0" officeooo:paragraph-rsid="001bdbc4" style:font-size-asian="14pt" style:font-style-asian="normal" style:font-weight-asian="normal" style:font-size-complex="14pt" style:font-style-complex="normal" style:font-weight-complex="normal" fo:hyphenate="true" fo:hyphenation-remain-char-count="2" fo:hyphenation-push-char-count="2"/>
    </style:style>
    <style:style style:name="P42" style:family="paragraph" style:parent-style-name="Standard">
      <style:paragraph-properties fo:line-height="150%" fo:text-align="justify" style:justify-single-word="false" fo:hyphenation-ladder-count="no-limit"/>
      <style:text-properties fo:color="#000000" fo:font-size="14pt" fo:font-style="normal" fo:font-weight="normal" officeooo:rsid="00312c2e" officeooo:paragraph-rsid="001bdbc4" style:font-size-asian="14pt" style:font-style-asian="normal" style:font-weight-asian="normal" style:font-size-complex="14pt" style:font-style-complex="normal" style:font-weight-complex="normal" fo:hyphenate="true" fo:hyphenation-remain-char-count="2" fo:hyphenation-push-char-count="2"/>
    </style:style>
    <style:style style:name="P43" style:family="paragraph" style:parent-style-name="Standard">
      <style:paragraph-properties fo:line-height="150%" fo:text-align="justify" style:justify-single-word="false" fo:hyphenation-ladder-count="no-limit"/>
      <style:text-properties fo:color="#000000" fo:font-size="14pt" fo:font-style="normal" fo:font-weight="normal" officeooo:rsid="00333c14" officeooo:paragraph-rsid="00320267" style:font-size-asian="14pt" style:font-style-asian="normal" style:font-weight-asian="normal" style:font-size-complex="14pt" style:font-style-complex="normal" style:font-weight-complex="normal"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text-properties fo:color="#000000" fo:font-size="14pt" fo:font-style="normal" fo:font-weight="normal" officeooo:rsid="00335bbb" officeooo:paragraph-rsid="00350d34" style:font-size-asian="14pt" style:font-style-asian="normal" style:font-weight-asian="normal" style:font-size-complex="14pt" style:font-style-complex="normal" style:font-weight-complex="normal" fo:hyphenate="true" fo:hyphenation-remain-char-count="2" fo:hyphenation-push-char-count="2"/>
    </style:style>
    <style:style style:name="P45" style:family="paragraph" style:parent-style-name="Standard">
      <style:paragraph-properties fo:line-height="150%" fo:text-align="justify" style:justify-single-word="false" fo:hyphenation-ladder-count="no-limit"/>
      <style:text-properties fo:color="#000000" fo:font-size="14pt" fo:font-style="normal" fo:font-weight="normal" officeooo:rsid="00335bbb" officeooo:paragraph-rsid="00320267" style:font-size-asian="14pt" style:font-style-asian="normal" style:font-weight-asian="normal" style:font-size-complex="14pt" style:font-style-complex="normal" style:font-weight-complex="normal" fo:hyphenate="true" fo:hyphenation-remain-char-count="2" fo:hyphenation-push-char-count="2"/>
    </style:style>
    <style:style style:name="P46" style:family="paragraph" style:parent-style-name="Standard">
      <style:paragraph-properties fo:line-height="100%" fo:text-align="justify" style:justify-single-word="false" fo:hyphenation-ladder-count="no-limit"/>
      <style:text-properties fo:color="#000000" fo:font-size="14pt" fo:font-style="normal" fo:font-weight="normal" officeooo:rsid="00335bbb" officeooo:paragraph-rsid="00350d34" style:font-size-asian="14pt" style:font-style-asian="normal" style:font-weight-asian="normal" style:font-size-complex="14pt" style:font-style-complex="normal" style:font-weight-complex="normal" fo:hyphenate="true" fo:hyphenation-remain-char-count="2" fo:hyphenation-push-char-count="2"/>
    </style:style>
    <style:style style:name="P47" style:family="paragraph" style:parent-style-name="Standard">
      <style:paragraph-properties fo:line-height="100%" fo:text-align="justify" style:justify-single-word="false" fo:hyphenation-ladder-count="no-limit"/>
      <style:text-properties fo:color="#000000" fo:font-size="14pt" fo:font-style="normal" fo:font-weight="normal" officeooo:rsid="00350d34" officeooo:paragraph-rsid="00350d34" style:font-size-asian="14pt" style:font-style-asian="normal" style:font-weight-asian="normal" style:font-size-complex="14pt" style:font-style-complex="normal" style:font-weight-complex="normal" fo:hyphenate="true" fo:hyphenation-remain-char-count="2" fo:hyphenation-push-char-count="2"/>
    </style:style>
    <style:style style:name="P48" style:family="paragraph" style:parent-style-name="Standard">
      <style:paragraph-properties fo:line-height="150%" fo:text-align="justify" style:justify-single-word="false" fo:hyphenation-ladder-count="no-limit"/>
      <style:text-properties fo:color="#000000" fo:font-size="14pt" fo:font-style="normal" fo:font-weight="normal" officeooo:rsid="00350d34" officeooo:paragraph-rsid="00350d34" style:font-size-asian="14pt" style:font-style-asian="normal" style:font-weight-asian="normal" style:font-size-complex="14pt" style:font-style-complex="normal" style:font-weight-complex="normal" fo:hyphenate="true" fo:hyphenation-remain-char-count="2" fo:hyphenation-push-char-count="2"/>
    </style:style>
    <style:style style:name="P49" style:family="paragraph" style:parent-style-name="Standard">
      <style:paragraph-properties fo:line-height="150%" fo:text-align="justify" style:justify-single-word="false" fo:hyphenation-ladder-count="no-limit"/>
      <style:text-properties fo:font-weight="normal" officeooo:rsid="001bdbc4" officeooo:paragraph-rsid="001bdbc4" style:font-weight-asian="normal" style:font-weight-complex="normal" fo:hyphenate="true" fo:hyphenation-remain-char-count="2" fo:hyphenation-push-char-count="2"/>
    </style:style>
    <style:style style:name="P50" style:family="paragraph" style:parent-style-name="Standard">
      <style:paragraph-properties fo:line-height="150%" fo:text-align="justify" style:justify-single-word="false" fo:hyphenation-ladder-count="no-limit"/>
      <style:text-properties fo:font-weight="normal" officeooo:paragraph-rsid="00320267" style:font-weight-asian="normal" style:font-weight-complex="normal" fo:hyphenate="true" fo:hyphenation-remain-char-count="2" fo:hyphenation-push-char-count="2"/>
    </style:style>
    <style:style style:name="P51" style:family="paragraph" style:parent-style-name="Standard">
      <style:paragraph-properties fo:line-height="150%" fo:text-align="justify" style:justify-single-word="false" fo:hyphenation-ladder-count="no-limit"/>
      <style:text-properties fo:font-weight="normal" officeooo:paragraph-rsid="00350d34" style:font-weight-asian="normal" style:font-weight-complex="normal" fo:hyphenate="true" fo:hyphenation-remain-char-count="2" fo:hyphenation-push-char-count="2"/>
    </style:style>
    <style:style style:name="P52" style:family="paragraph" style:parent-style-name="Standard">
      <style:paragraph-properties fo:line-height="150%" fo:text-align="center" style:justify-single-word="false" fo:hyphenation-ladder-count="no-limit"/>
      <style:text-properties fo:font-weight="normal" officeooo:paragraph-rsid="00320267" style:font-weight-asian="normal" style:font-weight-complex="normal" fo:hyphenate="true" fo:hyphenation-remain-char-count="2" fo:hyphenation-push-char-count="2"/>
    </style:style>
    <style:style style:name="P53" style:family="paragraph" style:parent-style-name="Standard">
      <style:paragraph-properties fo:line-height="150%" fo:text-align="justify" style:justify-single-word="false" fo:hyphenation-ladder-count="no-limit"/>
      <style:text-properties fo:font-weight="normal" officeooo:rsid="00350d34" officeooo:paragraph-rsid="00350d34" style:font-weight-asian="normal" style:font-weight-complex="normal" fo:hyphenate="true" fo:hyphenation-remain-char-count="2" fo:hyphenation-push-char-count="2"/>
    </style:style>
    <style:style style:name="P54" style:family="paragraph" style:parent-style-name="Standard">
      <style:text-properties style:font-name="Courier New1" fo:font-size="10pt" officeooo:rsid="0036f260" officeooo:paragraph-rsid="0036f260" style:font-size-asian="12pt" style:font-size-complex="12pt"/>
    </style:style>
    <style:style style:name="P55" style:family="paragraph" style:parent-style-name="Standard">
      <style:text-properties style:font-name="Times New Roman" fo:font-size="14pt" officeooo:rsid="0036f260" officeooo:paragraph-rsid="0036f260" style:font-size-asian="12pt" style:font-size-complex="12pt"/>
    </style:style>
    <style:style style:name="P56" style:family="paragraph" style:parent-style-name="Standard">
      <style:text-properties style:font-name="Times New Roman" fo:font-size="14pt" officeooo:rsid="0038004a" officeooo:paragraph-rsid="0038004a" style:font-size-asian="12pt" style:font-size-complex="12pt"/>
    </style:style>
    <style:style style:name="P57" style:family="paragraph" style:parent-style-name="Standard">
      <style:text-properties style:font-name="Times New Roman" fo:font-size="14pt" fo:font-weight="normal" officeooo:rsid="0038004a" officeooo:paragraph-rsid="0038004a" style:font-size-asian="12pt" style:font-weight-asian="normal" style:font-size-complex="12pt" style:font-weight-complex="normal"/>
    </style:style>
    <style:style style:name="P58" style:family="paragraph" style:parent-style-name="Standard">
      <style:text-properties style:font-name="Times New Roman" fo:font-size="14pt" fo:font-weight="normal" officeooo:rsid="0038443b" officeooo:paragraph-rsid="0038443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4pt" officeooo:rsid="003e2895" officeooo:paragraph-rsid="003e2895" style:font-size-asian="14pt" style:font-size-complex="14pt"/>
    </style:style>
    <style:style style:name="P60" style:family="paragraph" style:parent-style-name="Standard">
      <style:text-properties style:font-name="DejaVu Sans Light" fo:font-size="10pt" officeooo:rsid="0036f260" officeooo:paragraph-rsid="0036f260" style:font-size-asian="12pt" style:font-size-complex="12pt"/>
    </style:style>
    <style:style style:name="P61" style:family="paragraph" style:parent-style-name="Standard">
      <style:text-properties style:font-name="DejaVu Sans Light" fo:font-size="10pt" fo:font-weight="normal" officeooo:rsid="0038004a" officeooo:paragraph-rsid="0038004a" style:font-size-asian="12pt" style:font-weight-asian="normal" style:font-size-complex="12pt" style:font-weight-complex="normal"/>
    </style:style>
    <style:style style:name="P62" style:family="paragraph" style:parent-style-name="Standard">
      <style:text-properties style:font-name="DejaVu Sans Light" fo:font-size="10pt" fo:font-weight="normal" officeooo:rsid="0038443b" officeooo:paragraph-rsid="0038443b" style:font-size-asian="12pt" style:font-weight-asian="normal" style:font-size-complex="12pt" style:font-weight-complex="normal"/>
    </style:style>
    <style:style style:name="P63" style:family="paragraph" style:parent-style-name="Standard">
      <style:paragraph-properties fo:line-height="150%" fo:text-align="center" style:justify-single-word="false" fo:break-before="page"/>
    </style:style>
    <style:style style:name="P64"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65" style:family="paragraph" style:parent-style-name="Standard">
      <style:paragraph-properties fo:line-height="150%" fo:text-align="center" style:justify-single-word="false" fo:break-before="page"/>
      <style:text-properties fo:text-transform="uppercase" fo:font-size="14pt" fo:font-weight="bold" officeooo:paragraph-rsid="0036f260" style:font-size-asian="14pt" style:font-weight-asian="bold" style:font-size-complex="14pt"/>
    </style:style>
    <style:style style:name="P66" style:family="paragraph" style:parent-style-name="Standard">
      <style:paragraph-properties fo:text-align="center" style:justify-single-word="false" fo:break-before="page"/>
      <style:text-properties fo:text-transform="uppercase" fo:font-size="14pt" fo:font-weight="bold" officeooo:rsid="003e2895" officeooo:paragraph-rsid="003e2895" style:font-size-asian="14pt" style:font-weight-asian="bold" style:font-size-complex="14pt"/>
    </style:style>
    <style:style style:name="P67" style:family="paragraph" style:parent-style-name="Standard">
      <style:paragraph-properties fo:margin-left="0cm" fo:margin-right="0cm" fo:line-height="150%" fo:text-indent="1.251cm" style:auto-text-indent="false"/>
    </style:style>
    <style:style style:name="P68"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69"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70" style:family="paragraph" style:parent-style-name="Standard">
      <style:paragraph-properties fo:margin-left="0cm" fo:margin-right="0cm" fo:line-height="150%" fo:text-indent="1.251cm" style:auto-text-indent="false"/>
      <style:text-properties fo:color="#ff0000" fo:font-size="14pt" fo:font-weight="bold" style:font-size-asian="14pt" style:font-weight-asian="bold" style:font-size-complex="14pt" style:font-weight-complex="bold"/>
    </style:style>
    <style:style style:name="P71"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148789" officeooo:paragraph-rsid="00148789" style:font-size-asian="14pt" style:font-size-complex="14pt"/>
    </style:style>
    <style:style style:name="P72"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officeooo:rsid="00151740" officeooo:paragraph-rsid="00151740" style:font-size-asian="14pt" style:font-size-complex="14pt" fo:hyphenate="true" fo:hyphenation-remain-char-count="2" fo:hyphenation-push-char-count="2"/>
    </style:style>
    <style:style style:name="P73"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5f32a" officeooo:paragraph-rsid="0035f32a" style:font-size-asian="14pt" style:font-size-complex="14pt"/>
    </style:style>
    <style:style style:name="P74"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6f260" officeooo:paragraph-rsid="0036f260" style:font-size-asian="14pt" style:font-size-complex="14pt"/>
    </style:style>
    <style:style style:name="P75"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fo:font-weight="normal" officeooo:rsid="00184b7d" officeooo:paragraph-rsid="00184b7d" style:font-size-asian="14pt" style:font-weight-asian="normal" style:font-size-complex="14pt" style:font-weight-complex="normal" fo:hyphenate="true" fo:hyphenation-remain-char-count="2" fo:hyphenation-push-char-count="2"/>
    </style:style>
    <style:style style:name="P76"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fo:font-weight="normal" officeooo:rsid="00197e5b" officeooo:paragraph-rsid="00197e5b" style:font-size-asian="14pt" style:font-weight-asian="normal" style:font-size-complex="14pt" style:font-weight-complex="normal" fo:hyphenate="true" fo:hyphenation-remain-char-count="2" fo:hyphenation-push-char-count="2"/>
    </style:style>
    <style:style style:name="P77"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3904a8" officeooo:paragraph-rsid="003904a8" style:font-size-asian="14pt" style:font-size-complex="14pt"/>
    </style:style>
    <style:style style:name="P78"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3b919e" officeooo:paragraph-rsid="003b919e" style:font-size-asian="14pt" style:font-size-complex="14pt"/>
    </style:style>
    <style:style style:name="P79"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font-weight="normal" officeooo:rsid="001950b7" officeooo:paragraph-rsid="001950b7" style:font-weight-asian="normal" style:font-weight-complex="normal" fo:hyphenate="true" fo:hyphenation-remain-char-count="2" fo:hyphenation-push-char-count="2"/>
    </style:style>
    <style:style style:name="P80"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font-weight="normal" officeooo:rsid="0016e3d9" officeooo:paragraph-rsid="0016e3d9" style:font-weight-asian="normal" style:font-weight-complex="normal" fo:hyphenate="true" fo:hyphenation-remain-char-count="2" fo:hyphenation-push-char-count="2"/>
    </style:style>
    <style:style style:name="P81"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color="#000000" fo:font-size="14pt" officeooo:rsid="00151740" officeooo:paragraph-rsid="00151740" style:font-size-asian="14pt" style:font-size-complex="14pt" fo:hyphenate="true" fo:hyphenation-remain-char-count="2" fo:hyphenation-push-char-count="2"/>
    </style:style>
    <style:style style:name="P82"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83" style:family="paragraph" style:parent-style-name="Standard">
      <style:paragraph-properties fo:margin-left="0cm" fo:margin-right="0cm" fo:line-height="150%" fo:text-align="justify" style:justify-single-word="false" fo:hyphenation-ladder-count="no-limit" fo:text-indent="0cm" style:auto-text-indent="false"/>
      <style:text-properties fo:color="#000000" fo:font-size="14pt" fo:font-weight="normal" officeooo:rsid="00184b7d" officeooo:paragraph-rsid="00184b7d" style:font-size-asian="14pt" style:font-weight-asian="normal" style:font-size-complex="14pt" style:font-weight-complex="normal" fo:hyphenate="true" fo:hyphenation-remain-char-count="2" fo:hyphenation-push-char-count="2"/>
    </style:style>
    <style:style style:name="P84" style:family="paragraph" style:parent-style-name="Standard" style:master-page-name="">
      <style:paragraph-properties fo:line-height="150%" fo:text-align="justify" style:justify-single-word="false" fo:hyphenation-ladder-count="no-limit" style:page-number="auto">
        <style:tab-stops/>
      </style:paragraph-properties>
      <style:text-properties fo:hyphenate="true" fo:hyphenation-remain-char-count="2" fo:hyphenation-push-char-count="2"/>
    </style:style>
    <style:style style:name="P85"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86" style:family="paragraph" style:parent-style-name="Standard">
      <style:paragraph-properties fo:margin-left="0cm" fo:margin-right="0cm" fo:line-height="150%" fo:text-indent="0.25cm" style:auto-text-indent="false"/>
      <style:text-properties fo:color="#000000" fo:font-size="14pt" officeooo:rsid="0038443b" officeooo:paragraph-rsid="0038443b" style:font-size-asian="14pt" style:font-size-complex="14pt" style:font-weight-complex="bold"/>
    </style:style>
    <style:style style:name="P87" style:family="paragraph" style:parent-style-name="Standard">
      <style:paragraph-properties fo:margin-left="0cm" fo:margin-right="0cm" fo:line-height="150%" fo:text-indent="0.25cm" style:auto-text-indent="false"/>
      <style:text-properties fo:color="#000000" fo:font-size="14pt" officeooo:rsid="003904a8" officeooo:paragraph-rsid="003904a8" style:font-size-asian="14pt" style:font-size-complex="14pt" style:font-weight-complex="bold"/>
    </style:style>
    <style:style style:name="P88" style:family="paragraph" style:parent-style-name="Table_20_Contents">
      <style:paragraph-properties fo:text-align="justify" style:justify-single-word="false"/>
      <style:text-properties fo:font-size="14pt" officeooo:rsid="00350d34" officeooo:paragraph-rsid="00350d34" style:font-size-asian="12pt" style:font-size-complex="12pt"/>
    </style:style>
    <style:style style:name="P89" style:family="paragraph" style:parent-style-name="Table_20_Contents">
      <style:paragraph-properties fo:text-align="justify" style:justify-single-word="false"/>
      <style:text-properties style:font-name="Constantia" fo:font-size="12pt" style:font-size-asian="12pt" style:font-size-complex="12pt"/>
    </style:style>
    <style:style style:name="P90" style:family="paragraph" style:parent-style-name="Table_20_Contents">
      <style:paragraph-properties fo:text-align="start" style:justify-single-word="false"/>
      <style:text-properties style:font-name="Constantia" fo:font-size="12pt" style:font-size-asian="12pt" style:font-size-complex="12pt"/>
    </style:style>
    <style:style style:name="P91" style:family="paragraph" style:parent-style-name="Table_20_Contents">
      <style:paragraph-properties fo:margin-top="0cm" fo:margin-bottom="0cm" loext:contextual-spacing="false" fo:line-height="115%" fo:text-align="justify" style:justify-single-word="false"/>
      <style:text-properties style:font-name="Constantia" fo:font-size="12pt" style:font-size-asian="12pt" style:font-size-complex="12pt"/>
    </style:style>
    <style:style style:name="P92" style:family="paragraph" style:parent-style-name="Standard">
      <style:paragraph-properties fo:margin-left="1.251cm" fo:margin-right="0cm" fo:line-height="100%" fo:text-align="justify" style:justify-single-word="false" fo:hyphenation-ladder-count="no-limit" fo:text-indent="0cm" style:auto-text-indent="false"/>
      <style:text-properties fo:color="#000000" fo:font-size="14pt" fo:font-style="normal" fo:font-weight="normal" officeooo:rsid="00350d34" officeooo:paragraph-rsid="00350d34" style:font-size-asian="14pt" style:font-style-asian="normal" style:font-weight-asian="normal" style:font-size-complex="14pt" style:font-style-complex="normal" style:font-weight-complex="normal" fo:hyphenate="true" fo:hyphenation-remain-char-count="2" fo:hyphenation-push-char-count="2"/>
    </style:style>
    <style:style style:name="P93" style:family="paragraph" style:parent-style-name="Text_20_body">
      <style:paragraph-properties fo:line-height="115%" fo:text-align="justify" style:justify-single-word="false" fo:orphans="2" fo:widows="2"/>
      <style:text-properties fo:font-variant="normal" fo:text-transform="none" fo:color="#000000" style:text-line-through-style="none" style:text-line-through-type="none" style:font-name="Times New Roman" fo:font-size="14pt" fo:font-style="normal" style:text-underline-style="none" fo:font-weight="normal" officeooo:paragraph-rsid="003ec897" style:text-blinking="false" style:font-size-asian="14pt" style:font-size-complex="14pt"/>
    </style:style>
    <style:style style:name="P94" style:family="paragraph" style:parent-style-name="Text_20_body">
      <style:paragraph-properties fo:line-height="115%" fo:text-align="start" style:justify-single-word="false"/>
      <style:text-properties fo:color="#000000" style:font-name="Times New Roman" fo:font-size="14pt" fo:font-weight="normal" officeooo:rsid="003e2895" officeooo:paragraph-rsid="003e2895" style:font-size-asian="14pt" style:font-weight-asian="normal" style:font-size-complex="14pt" style:font-weight-complex="normal"/>
    </style:style>
    <style:style style:name="P95" style:family="paragraph" style:parent-style-name="Text_20_body">
      <style:paragraph-properties fo:margin-left="0cm" fo:margin-right="0cm" fo:margin-top="0cm" fo:margin-bottom="0.499cm" loext:contextual-spacing="false" fo:line-height="115%" fo:text-align="justify" style:justify-single-word="false" fo:orphans="2" fo:widows="2" fo:text-indent="1.27cm" style:auto-text-indent="false"/>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ize-complex="14pt"/>
    </style:style>
    <style:style style:name="P96" style:family="paragraph" style:parent-style-name="Text_20_body">
      <style:paragraph-properties fo:margin-left="0cm" fo:margin-right="0cm" fo:margin-top="0cm" fo:margin-bottom="0cm" loext:contextual-spacing="false" fo:line-height="115%" fo:text-align="justify" style:justify-single-word="false" fo:orphans="2" fo:widows="2" fo:text-indent="1.27cm" style:auto-text-indent="false"/>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ize-complex="14pt"/>
    </style:style>
    <style:style style:name="P97" style:family="paragraph" style:parent-style-name="Text_20_body">
      <style:paragraph-properties fo:margin-left="0cm" fo:margin-right="0cm" fo:margin-top="0cm" fo:margin-bottom="0cm" loext:contextual-spacing="false" fo:line-height="115%" fo:text-align="justify" style:justify-single-word="false" fo:orphans="2" fo:widows="2" fo:text-indent="1.27cm" style:auto-text-indent="false"/>
      <style:text-properties fo:font-variant="normal" fo:text-transform="none" fo:color="#000000" style:text-line-through-style="none" style:text-line-through-type="none" style:font-name="Times New Roman" fo:font-size="14pt" fo:font-style="normal" style:text-underline-style="none" fo:font-weight="normal" officeooo:paragraph-rsid="003ec897" style:text-blinking="false" style:font-size-asian="14pt" style:font-size-complex="14pt"/>
    </style:style>
    <style:style style:name="P98"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99" style:family="paragraph" style:parent-style-name="Standard" style:list-style-name="L1">
      <style:paragraph-properties fo:line-height="100%"/>
      <style:text-properties fo:color="#000000" fo:font-size="14pt" officeooo:rsid="0039f909" officeooo:paragraph-rsid="0039f909" style:font-size-asian="14pt" style:font-size-complex="14pt"/>
    </style:style>
    <style:style style:name="P100" style:family="paragraph" style:parent-style-name="Standard" style:list-style-name="L1">
      <style:paragraph-properties fo:line-height="100%"/>
      <style:text-properties fo:color="#000000" fo:font-size="14pt" officeooo:rsid="003a7b51" officeooo:paragraph-rsid="003a7b51" style:font-size-asian="14pt" style:font-size-complex="14pt"/>
    </style:style>
    <style:style style:name="P101" style:family="paragraph" style:parent-style-name="Standard" style:list-style-name="L3">
      <style:paragraph-properties fo:line-height="150%" fo:text-align="justify" style:justify-single-word="false" fo:hyphenation-ladder-count="no-limit"/>
      <style:text-properties fo:color="#000000" fo:font-size="14pt" fo:font-weight="normal" officeooo:rsid="001b730a" officeooo:paragraph-rsid="001b730a" style:font-size-asian="14pt" style:font-weight-asian="normal" style:font-size-complex="14pt" style:font-weight-complex="normal" fo:hyphenate="true" fo:hyphenation-remain-char-count="2" fo:hyphenation-push-char-count="2"/>
    </style:style>
    <style:style style:name="P102" style:family="paragraph" style:parent-style-name="Standard" style:list-style-name="L3">
      <style:paragraph-properties fo:line-height="150%" fo:text-align="justify" style:justify-single-word="false" fo:hyphenation-ladder-count="no-limit"/>
      <style:text-properties fo:font-weight="normal" officeooo:rsid="00197e5b" officeooo:paragraph-rsid="00197e5b" style:font-weight-asian="normal" style:font-weight-complex="normal" fo:hyphenate="true" fo:hyphenation-remain-char-count="2" fo:hyphenation-push-char-count="2"/>
    </style:style>
    <style:style style:name="P103" style:family="paragraph" style:parent-style-name="Text_20_body" style:list-style-name="L2">
      <style:paragraph-properties fo:line-height="115%" fo:text-align="justify" style:justify-single-word="false" fo:orphans="2" fo:widows="2"/>
      <style:text-properties fo:font-variant="normal" fo:text-transform="none" fo:color="#000000" style:text-line-through-style="none" style:text-line-through-type="none" style:font-name="Times New Roman" fo:font-size="14pt" fo:font-style="normal" style:text-underline-style="none" fo:font-weight="normal" style:text-blinking="false" style:font-size-asian="14pt" style:font-size-complex="14pt"/>
    </style:style>
    <style:style style:name="P104" style:family="paragraph" style:parent-style-name="Text_20_body" style:list-style-name="L2">
      <style:paragraph-properties fo:line-height="115%" fo:text-align="justify" style:justify-single-word="false" fo:orphans="2" fo:widows="2"/>
      <style:text-properties fo:font-variant="normal" fo:text-transform="none" fo:color="#000000" style:text-line-through-style="none" style:text-line-through-type="none" style:font-name="Times New Roman" fo:font-size="14pt" fo:font-style="normal" style:text-underline-style="none" fo:font-weight="normal" officeooo:paragraph-rsid="003ec897" style:text-blinking="false" style:font-size-asian="14pt" style:font-size-complex="14pt"/>
    </style:style>
    <style:style style:name="P105" style:family="paragraph" style:parent-style-name="Text_20_body" style:list-style-name="L2">
      <style:paragraph-properties fo:margin-top="0cm" fo:margin-bottom="0cm" loext:contextual-spacing="false" fo:line-height="115%" fo:text-align="justify" style:justify-single-word="false" fo:orphans="2" fo:widows="2"/>
      <style:text-properties fo:font-variant="normal" fo:text-transform="none" fo:color="#000000" style:text-line-through-style="none" style:text-line-through-type="none" style:font-name="Times New Roman" fo:font-size="14pt" fo:font-style="normal" style:text-underline-style="none" fo:font-weight="normal" officeooo:paragraph-rsid="003ec897" style:text-blinking="false" style:font-size-asian="14pt" style:font-size-complex="14pt"/>
    </style:style>
    <style:style style:name="P106" style:family="paragraph" style:parent-style-name="Footer">
      <style:text-properties fo:background-color="transparent"/>
    </style:style>
    <style:style style:name="P107" style:family="paragraph" style:parent-style-name="Footer">
      <style:paragraph-properties fo:text-align="center" style:justify-single-word="false"/>
      <style:text-properties fo:background-color="transparent"/>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style:font-size-complex="14pt"/>
    </style:style>
    <style:style style:name="T3" style:family="text">
      <style:text-properties fo:text-transform="uppercase" fo:color="#000000" fo:font-size="14pt" fo:font-weight="bold" officeooo:rsid="0016e3d9" style:font-size-asian="14pt" style:font-weight-asian="bold"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12ca82" style:font-size-asian="14pt" style:font-size-complex="14pt"/>
    </style:style>
    <style:style style:name="T8" style:family="text">
      <style:text-properties fo:font-size="14pt" officeooo:rsid="0039f909" style:font-size-asian="14pt" style:font-size-complex="14pt"/>
    </style:style>
    <style:style style:name="T9" style:family="text">
      <style:text-properties fo:font-size="14pt" officeooo:rsid="003fd590" style:font-size-asian="14pt" style:font-size-complex="14pt"/>
    </style:style>
    <style:style style:name="T10" style:family="text">
      <style:text-properties fo:font-size="14pt" officeooo:rsid="0016e3d9" style:font-size-asian="12pt" style:font-size-complex="12pt"/>
    </style:style>
    <style:style style:name="T11" style:family="text">
      <style:text-properties fo:color="#ff0000" fo:font-size="14pt" style:font-size-asian="14pt" style:font-size-complex="14pt"/>
    </style:style>
    <style:style style:name="T12" style:family="text">
      <style:text-properties fo:font-variant="normal" fo:text-transform="none" fo:font-size="14pt" style:font-size-asian="14pt" style:font-size-complex="14pt"/>
    </style:style>
    <style:style style:name="T13" style:family="text">
      <style:text-properties fo:font-variant="normal" fo:text-transform="none" fo:color="#000000" fo:font-size="14pt" officeooo:rsid="0012ca82" style:font-size-asian="14pt" style:font-size-complex="14pt"/>
    </style:style>
    <style:style style:name="T14" style:family="text">
      <style:text-properties fo:font-variant="normal" fo:text-transform="none" style:text-line-through-style="none" style:text-line-through-type="none" fo:font-style="normal" style:text-underline-style="none" style:text-blinking="false"/>
    </style:style>
    <style:style style:name="T15" style:family="text">
      <style:text-properties fo:font-variant="normal" fo:text-transform="none" style:text-line-through-style="none" style:text-line-through-type="none" style:text-underline-style="none" style:text-blinking="false"/>
    </style:style>
    <style:style style:name="T16" style:family="text">
      <style:text-properties fo:color="#000000" fo:font-size="14pt" fo:font-weight="bold" officeooo:rsid="0012ca82" style:font-size-asian="14pt" style:font-weight-asian="bold" style:font-size-complex="14pt"/>
    </style:style>
    <style:style style:name="T17" style:family="text">
      <style:text-properties fo:color="#000000" fo:font-size="14pt" fo:font-weight="bold" officeooo:rsid="0016e3d9" style:font-size-asian="14pt" style:font-weight-asian="bold" style:font-size-complex="14pt" style:font-weight-complex="bold"/>
    </style:style>
    <style:style style:name="T18" style:family="text">
      <style:text-properties fo:color="#000000" fo:font-size="14pt" fo:font-weight="bold" officeooo:rsid="00184b7d" style:font-size-asian="14pt" style:font-weight-asian="bold" style:font-size-complex="14pt" style:font-weight-complex="bold"/>
    </style:style>
    <style:style style:name="T19" style:family="text">
      <style:text-properties fo:color="#000000" fo:font-size="14pt" style:font-size-asian="14pt" style:font-size-complex="14pt"/>
    </style:style>
    <style:style style:name="T20" style:family="text">
      <style:text-properties fo:color="#000000" fo:font-size="14pt" officeooo:rsid="0012ca82" style:font-size-asian="14pt" style:font-size-complex="14pt"/>
    </style:style>
    <style:style style:name="T21" style:family="text">
      <style:text-properties fo:color="#000000" fo:font-size="14pt" officeooo:rsid="00184b7d" style:font-size-asian="14pt" style:font-size-complex="14pt"/>
    </style:style>
    <style:style style:name="T22" style:family="text">
      <style:text-properties fo:color="#000000" fo:font-size="14pt" officeooo:rsid="00197e5b" style:font-size-asian="14pt" style:font-size-complex="14pt"/>
    </style:style>
    <style:style style:name="T23" style:family="text">
      <style:text-properties fo:color="#000000" fo:font-size="14pt" officeooo:rsid="001b730a" style:font-size-asian="14pt" style:font-size-complex="14pt"/>
    </style:style>
    <style:style style:name="T24" style:family="text">
      <style:text-properties fo:color="#000000" fo:font-size="14pt" officeooo:rsid="001cc248" style:font-size-asian="14pt" style:font-size-complex="14pt"/>
    </style:style>
    <style:style style:name="T25" style:family="text">
      <style:text-properties fo:color="#000000" fo:font-size="14pt" fo:font-style="normal" fo:font-weight="normal" officeooo:rsid="002e07e0" style:font-size-asian="14pt" style:font-style-asian="normal" style:font-weight-asian="normal" style:font-size-complex="14pt" style:font-style-complex="normal" style:font-weight-complex="normal"/>
    </style:style>
    <style:style style:name="T26" style:family="text">
      <style:text-properties fo:color="#000000" fo:font-size="14pt" fo:font-style="normal" fo:font-weight="normal" officeooo:rsid="002efa16" style:font-size-asian="14pt" style:font-style-asian="normal" style:font-weight-asian="normal" style:font-size-complex="14pt" style:font-style-complex="normal" style:font-weight-complex="normal"/>
    </style:style>
    <style:style style:name="T27" style:family="text">
      <style:text-properties fo:color="#000000" fo:font-size="14pt" fo:font-style="normal" fo:font-weight="normal" officeooo:rsid="00305a2c" style:font-size-asian="14pt" style:font-style-asian="normal" style:font-weight-asian="normal" style:font-size-complex="14pt" style:font-style-complex="normal" style:font-weight-complex="normal"/>
    </style:style>
    <style:style style:name="T28" style:family="text">
      <style:text-properties fo:color="#000000" fo:font-size="14pt" fo:font-style="normal" fo:font-weight="normal" officeooo:rsid="00312c2e" style:font-size-asian="14pt" style:font-style-asian="normal" style:font-weight-asian="normal" style:font-size-complex="14pt" style:font-style-complex="normal" style:font-weight-complex="normal"/>
    </style:style>
    <style:style style:name="T29" style:family="text">
      <style:text-properties fo:color="#000000" fo:font-size="14pt" fo:font-style="normal" fo:font-weight="bold" officeooo:rsid="00312c2e" style:font-size-asian="14pt" style:font-style-asian="normal" style:font-weight-asian="bold" style:font-size-complex="14pt" style:font-style-complex="normal" style:font-weight-complex="bold"/>
    </style:style>
    <style:style style:name="T30" style:family="text">
      <style:text-properties fo:color="#000000" fo:font-size="14pt" fo:font-style="normal" fo:font-weight="bold" officeooo:rsid="00335bbb" style:font-size-asian="14pt" style:font-style-asian="normal" style:font-weight-asian="bold" style:font-size-complex="14pt" style:font-style-complex="normal" style:font-weight-complex="bold"/>
    </style:style>
    <style:style style:name="T31" style:family="text">
      <style:text-properties fo:color="#000000" fo:font-size="14pt" fo:font-style="normal" style:font-size-asian="14pt" style:font-style-asian="normal" style:font-size-complex="14pt" style:font-style-complex="normal"/>
    </style:style>
    <style:style style:name="T32" style:family="text">
      <style:text-properties fo:color="#000000" fo:font-size="14pt" fo:font-style="normal" officeooo:rsid="00312c2e" style:font-size-asian="14pt" style:font-style-asian="normal" style:font-size-complex="14pt" style:font-style-complex="normal"/>
    </style:style>
    <style:style style:name="T33" style:family="text">
      <style:text-properties fo:color="#000000" fo:font-size="14pt" fo:font-style="normal" officeooo:rsid="00320267" style:font-size-asian="14pt" style:font-style-asian="normal" style:font-size-complex="14pt" style:font-style-complex="normal"/>
    </style:style>
    <style:style style:name="T34" style:family="text">
      <style:text-properties fo:color="#000000" fo:font-size="14pt" fo:font-style="normal" officeooo:rsid="002e07e0" style:font-size-asian="14pt" style:font-style-asian="normal" style:font-size-complex="14pt" style:font-style-complex="normal"/>
    </style:style>
    <style:style style:name="T35" style:family="text">
      <style:text-properties fo:color="#000000" fo:font-size="14pt" fo:font-style="normal" officeooo:rsid="002efa16" style:font-size-asian="14pt" style:font-style-asian="normal" style:font-size-complex="14pt" style:font-style-complex="normal"/>
    </style:style>
    <style:style style:name="T36" style:family="text">
      <style:text-properties fo:color="#000000" fo:font-size="14pt" fo:font-style="normal" officeooo:rsid="00333c14" style:font-size-asian="14pt" style:font-style-asian="normal" style:font-size-complex="14pt" style:font-style-complex="normal"/>
    </style:style>
    <style:style style:name="T37" style:family="text">
      <style:text-properties fo:color="#000000" fo:font-size="14pt" fo:font-style="normal" officeooo:rsid="00335bbb" style:font-size-asian="14pt" style:font-style-asian="normal" style:font-size-complex="14pt" style:font-style-complex="normal"/>
    </style:style>
    <style:style style:name="T38" style:family="text">
      <style:text-properties fo:color="#000000" fo:font-size="14pt" fo:font-style="normal" officeooo:rsid="00350d34" style:font-size-asian="14pt" style:font-style-asian="normal" style:font-size-complex="14pt" style:font-style-complex="normal"/>
    </style:style>
    <style:style style:name="T39" style:family="text">
      <style:text-properties fo:color="#000000" fo:font-size="14pt" fo:font-style="normal" officeooo:rsid="003cbf3c" style:font-size-asian="14pt" style:font-style-asian="normal" style:font-size-complex="14pt" style:font-style-complex="normal"/>
    </style:style>
    <style:style style:name="T40" style:family="text">
      <style:text-properties fo:color="#000000" fo:font-size="14pt" fo:font-style="italic" style:font-size-asian="14pt" style:font-style-asian="italic" style:font-size-complex="14pt" style:font-style-complex="italic"/>
    </style:style>
    <style:style style:name="T41" style:family="text">
      <style:text-properties fo:color="#000000" fo:font-size="14pt" fo:font-style="italic" officeooo:rsid="00184b7d" style:font-size-asian="14pt" style:font-style-asian="italic" style:font-size-complex="14pt" style:font-style-complex="italic"/>
    </style:style>
    <style:style style:name="T42" style:family="text">
      <style:text-properties fo:color="#000000" fo:font-size="14pt" fo:font-style="italic" officeooo:rsid="001b730a" style:font-size-asian="14pt" style:font-style-asian="italic" style:font-size-complex="14pt" style:font-style-complex="italic"/>
    </style:style>
    <style:style style:name="T43" style:family="text">
      <style:text-properties fo:color="#000000" fo:font-size="14pt" fo:font-style="italic" officeooo:rsid="001cc248" style:font-size-asian="14pt" style:font-style-asian="italic" style:font-size-complex="14pt" style:font-style-complex="italic"/>
    </style:style>
    <style:style style:name="T44" style:family="text">
      <style:text-properties fo:color="#000000" fo:font-size="14pt" fo:font-style="italic" officeooo:rsid="002efa16" style:font-size-asian="14pt" style:font-style-asian="italic" style:font-size-complex="14pt" style:font-style-complex="italic"/>
    </style:style>
    <style:style style:name="T45" style:family="text">
      <style:text-properties fo:color="#000000" fo:font-size="14pt" fo:font-style="italic" officeooo:rsid="002e07e0" style:font-size-asian="14pt" style:font-style-asian="italic" style:font-size-complex="14pt" style:font-style-complex="italic"/>
    </style:style>
    <style:style style:name="T46" style:family="text">
      <style:text-properties fo:color="#000000" fo:font-size="14pt" fo:font-style="italic" officeooo:rsid="00320267" style:font-size-asian="14pt" style:font-style-asian="italic" style:font-size-complex="14pt" style:font-style-complex="italic"/>
    </style:style>
    <style:style style:name="T47" style:family="text">
      <style:text-properties fo:color="#000000" fo:font-size="14pt" fo:font-style="italic" officeooo:rsid="00333c14" style:font-size-asian="14pt" style:font-style-asian="italic" style:font-size-complex="14pt" style:font-style-complex="italic"/>
    </style:style>
    <style:style style:name="T48" style:family="text">
      <style:text-properties fo:color="#000000" fo:font-size="14pt" fo:font-style="italic" officeooo:rsid="00335bbb" style:font-size-asian="14pt" style:font-style-asian="italic" style:font-size-complex="14pt" style:font-style-complex="italic"/>
    </style:style>
    <style:style style:name="T49" style:family="text">
      <style:text-properties fo:color="#000000" fo:font-size="14pt" fo:font-style="italic" fo:font-weight="normal" officeooo:rsid="002efa16" style:font-size-asian="14pt" style:font-style-asian="italic" style:font-weight-asian="normal" style:font-size-complex="14pt" style:font-style-complex="italic" style:font-weight-complex="normal"/>
    </style:style>
    <style:style style:name="T50" style:family="text">
      <style:text-properties fo:color="#000000" fo:font-size="14pt" fo:font-style="italic" fo:font-weight="normal" officeooo:rsid="002e07e0" style:font-size-asian="14pt" style:font-style-asian="italic" style:font-weight-asian="normal" style:font-size-complex="14pt" style:font-style-complex="italic" style:font-weight-complex="normal"/>
    </style:style>
    <style:style style:name="T51" style:family="text">
      <style:text-properties fo:color="#000000" fo:font-size="14pt" fo:font-style="italic" fo:font-weight="normal" officeooo:rsid="00305a2c" style:font-size-asian="14pt" style:font-style-asian="italic" style:font-weight-asian="normal" style:font-size-complex="14pt" style:font-style-complex="italic" style:font-weight-complex="normal"/>
    </style:style>
    <style:style style:name="T52" style:family="text">
      <style:text-properties fo:color="#000000" fo:font-size="14pt" fo:font-style="italic" fo:font-weight="normal" officeooo:rsid="00312c2e" style:font-size-asian="14pt" style:font-style-asian="italic" style:font-weight-asian="normal" style:font-size-complex="14pt" style:font-style-complex="italic" style:font-weight-complex="normal"/>
    </style:style>
    <style:style style:name="T53" style:family="text">
      <style:text-properties officeooo:rsid="001e81c3"/>
    </style:style>
    <style:style style:name="T54" style:family="text">
      <style:text-properties fo:font-weight="bold" officeooo:rsid="001e81c3" style:font-weight-asian="bold" style:font-weight-complex="bold"/>
    </style:style>
    <style:style style:name="T55" style:family="text">
      <style:text-properties fo:font-weight="bold" officeooo:rsid="00202bec" style:font-weight-asian="bold" style:font-weight-complex="bold"/>
    </style:style>
    <style:style style:name="T56" style:family="text">
      <style:text-properties officeooo:rsid="00202bec"/>
    </style:style>
    <style:style style:name="T57" style:family="text">
      <style:text-properties fo:font-style="italic" style:font-style-asian="italic" style:font-style-complex="italic"/>
    </style:style>
    <style:style style:name="T58" style:family="text">
      <style:text-properties fo:font-style="italic" officeooo:rsid="0024cb0c" style:font-style-asian="italic" style:font-style-complex="italic"/>
    </style:style>
    <style:style style:name="T59" style:family="text">
      <style:text-properties fo:font-style="italic" officeooo:rsid="003c55ad" style:font-style-asian="italic" style:font-style-complex="italic"/>
    </style:style>
    <style:style style:name="T60" style:family="text">
      <style:text-properties fo:font-style="italic" officeooo:rsid="001e81c3" style:font-style-asian="italic" style:font-style-complex="italic"/>
    </style:style>
    <style:style style:name="T61" style:family="text">
      <style:text-properties fo:font-style="italic" officeooo:rsid="00202bec" style:font-style-asian="italic" style:font-style-complex="italic"/>
    </style:style>
    <style:style style:name="T62" style:family="text">
      <style:text-properties fo:font-style="italic" officeooo:rsid="0026274a" style:font-style-asian="italic" style:font-style-complex="italic"/>
    </style:style>
    <style:style style:name="T63" style:family="text">
      <style:text-properties fo:font-style="italic" officeooo:rsid="002657eb" style:font-style-asian="italic" style:font-style-complex="italic"/>
    </style:style>
    <style:style style:name="T64" style:family="text">
      <style:text-properties fo:font-style="italic" officeooo:rsid="003cbf3c" style:font-style-asian="italic" style:font-style-complex="italic"/>
    </style:style>
    <style:style style:name="T65" style:family="text">
      <style:text-properties fo:font-style="italic" officeooo:rsid="0029aeb4" style:font-style-asian="italic" style:font-style-complex="italic"/>
    </style:style>
    <style:style style:name="T66" style:family="text">
      <style:text-properties fo:font-style="italic" officeooo:rsid="002b5adc" style:font-style-asian="italic" style:font-style-complex="italic"/>
    </style:style>
    <style:style style:name="T67" style:family="text">
      <style:text-properties fo:font-style="italic" officeooo:rsid="002baebb" style:font-style-asian="italic" style:font-style-complex="italic"/>
    </style:style>
    <style:style style:name="T68" style:family="text">
      <style:text-properties fo:font-style="italic" officeooo:rsid="002c8cbf" style:font-style-asian="italic" style:font-style-complex="italic"/>
    </style:style>
    <style:style style:name="T69" style:family="text">
      <style:text-properties fo:font-style="italic" officeooo:rsid="002efa16" style:font-style-asian="italic" style:font-style-complex="italic"/>
    </style:style>
    <style:style style:name="T70" style:family="text">
      <style:text-properties fo:font-style="italic" officeooo:rsid="002e07e0"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normal" officeooo:rsid="0024cb0c" style:font-style-asian="normal" style:font-style-complex="normal"/>
    </style:style>
    <style:style style:name="T73" style:family="text">
      <style:text-properties fo:font-style="normal" officeooo:rsid="0026274a" style:font-style-asian="normal" style:font-style-complex="normal"/>
    </style:style>
    <style:style style:name="T74" style:family="text">
      <style:text-properties fo:font-style="normal" officeooo:rsid="002657eb" style:font-style-asian="normal" style:font-style-complex="normal"/>
    </style:style>
    <style:style style:name="T75" style:family="text">
      <style:text-properties fo:font-style="normal" officeooo:rsid="0027ada3" style:font-style-asian="normal" style:font-style-complex="normal"/>
    </style:style>
    <style:style style:name="T76" style:family="text">
      <style:text-properties fo:font-style="normal" officeooo:rsid="0029aeb4" style:font-style-asian="normal" style:font-style-complex="normal"/>
    </style:style>
    <style:style style:name="T77" style:family="text">
      <style:text-properties fo:font-style="normal" officeooo:rsid="002b5adc" style:font-style-asian="normal" style:font-style-complex="normal"/>
    </style:style>
    <style:style style:name="T78" style:family="text">
      <style:text-properties fo:font-style="normal" officeooo:rsid="002baebb" style:font-style-asian="normal" style:font-style-complex="normal"/>
    </style:style>
    <style:style style:name="T79" style:family="text">
      <style:text-properties fo:font-style="normal" officeooo:rsid="002c8cbf" style:font-style-asian="normal" style:font-style-complex="normal"/>
    </style:style>
    <style:style style:name="T80" style:family="text">
      <style:text-properties fo:font-style="normal" officeooo:rsid="002e07e0" style:font-style-asian="normal" style:font-style-complex="normal"/>
    </style:style>
    <style:style style:name="T81" style:family="text">
      <style:text-properties fo:font-style="normal" officeooo:rsid="003cbf3c" style:font-style-asian="normal" style:font-style-complex="normal"/>
    </style:style>
    <style:style style:name="T82" style:family="text">
      <style:text-properties fo:font-style="normal" fo:font-weight="bold" officeooo:rsid="0024cb0c" style:font-style-asian="normal" style:font-weight-asian="bold" style:font-style-complex="normal" style:font-weight-complex="bold"/>
    </style:style>
    <style:style style:name="T83" style:family="text">
      <style:text-properties fo:font-style="normal" fo:font-weight="bold" officeooo:rsid="0026274a" style:font-style-asian="normal" style:font-weight-asian="bold" style:font-style-complex="normal" style:font-weight-complex="bold"/>
    </style:style>
    <style:style style:name="T84" style:family="text">
      <style:text-properties fo:font-style="normal" fo:font-weight="bold" officeooo:rsid="0029aeb4" style:font-style-asian="normal" style:font-weight-asian="bold" style:font-style-complex="normal" style:font-weight-complex="bold"/>
    </style:style>
    <style:style style:name="T85" style:family="text">
      <style:text-properties fo:font-style="normal" fo:font-weight="bold" officeooo:rsid="002e07e0" style:font-style-asian="normal" style:font-weight-asian="bold" style:font-style-complex="normal" style:font-weight-complex="bold"/>
    </style:style>
    <style:style style:name="T86" style:family="text">
      <style:text-properties fo:font-style="normal" fo:font-weight="bold" officeooo:rsid="003904a8" style:font-style-asian="normal" style:font-weight-asian="bold" style:font-style-complex="normal" style:font-weight-complex="bold"/>
    </style:style>
    <style:style style:name="T87" style:family="text">
      <style:text-properties officeooo:rsid="003a7b51"/>
    </style:style>
    <style:style style:name="T88" style:family="text">
      <style:text-properties officeooo:rsid="003b919e"/>
    </style:style>
    <style:style style:name="T89" style:family="text">
      <style:text-properties officeooo:rsid="003c55ad"/>
    </style:style>
    <style:style style:name="T90" style:family="text">
      <style:text-properties officeooo:rsid="003ec8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3"><text:span text:style-name="T4">Кафедра </text:span><text:span text:style-name="T16">МО ЭВМ</text:span></text:p>
      <text:p text:style-name="P6"/>
      <text:p text:style-name="P6"/>
      <text:p text:style-name="P14"/>
      <text:p text:style-name="P14"/>
      <text:p text:style-name="P14"/>
      <text:p text:style-name="P14"/>
      <text:p text:style-name="P14"/>
      <text:p text:style-name="P82"><text:span text:style-name="Название_20_книги"><text:span text:style-name="T2">Курсовая РАБОТА</text:span></text:span></text:p>
      <text:p text:style-name="P3"><text:span text:style-name="T4">по дисциплине «</text:span><text:span text:style-name="T16">Программирование</text:span><text:span text:style-name="T4">»</text:span></text:p>
      <text:p text:style-name="P3"><text:span text:style-name="Название_20_книги"><text:span text:style-name="T12">Тема: </text:span></text:span><text:span text:style-name="Название_20_книги"><text:span text:style-name="T13">Обработка текстовых данных</text:span></text:span></text:p>
      <text:p text:style-name="P3"><text:span text:style-name="Название_20_книги"><text:span text:style-name="T12"/></text:span></text:p>
      <text:p text:style-name="P14"/>
      <text:p text:style-name="P14"/>
      <text:p text:style-name="P14"/>
      <text:p text:style-name="P14"/>
      <text:p text:style-name="P14"/>
      <text:p text:style-name="P14"/>
      <text:p text:style-name="P1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6">Студент</text:span><text:span text:style-name="T11"> </text:span><text:span text:style-name="T6">гр. </text:span><text:span text:style-name="T20">8303</text:span></text:p>
          </table:table-cell>
          <table:table-cell table:style-name="Таблица1.B1" office:value-type="string">
            <text:p text:style-name="P15"/>
          </table:table-cell>
          <table:table-cell table:style-name="Таблица1.A1" office:value-type="string">
            <text:p text:style-name="P23">Гришин К. И.</text:p>
          </table:table-cell>
        </table:table-row>
        <table:table-row table:style-name="Таблица1.1">
          <table:table-cell table:style-name="Таблица1.A1" office:value-type="string">
            <text:p text:style-name="P12">Преподаватель</text:p>
          </table:table-cell>
          <table:table-cell table:style-name="Таблица1.B2" office:value-type="string">
            <text:p text:style-name="P15"/>
          </table:table-cell>
          <table:table-cell table:style-name="Таблица1.A1" office:value-type="string">
            <text:p text:style-name="P23">Чайка К. В.</text:p>
          </table:table-cell>
        </table:table-row>
      </table:table>
      <text:p text:style-name="P16"/>
      <text:p text:style-name="P16"/>
      <text:p text:style-name="P16">Санкт-Петербург</text:p>
      <text:p text:style-name="P25">2018</text:p>
      <text:p text:style-name="P64">ЗАДАНИЕ</text:p>
      <text:p text:style-name="P6">на курсовую работу</text:p>
      <text:p text:style-name="P5"/>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2"><text:span text:style-name="T6">Студент</text:span><text:span text:style-name="T11"> </text:span><text:span text:style-name="T20">Гришин К. И.</text:span></text:p>
          </table:table-cell>
          <table:covered-table-cell/>
          <table:covered-table-cell/>
        </table:table-row>
        <table:table-row table:style-name="Таблица2.2">
          <table:table-cell table:style-name="Таблица2.A1" table:number-columns-spanned="3" office:value-type="string">
            <text:p text:style-name="P2"><text:span text:style-name="T6">Группа </text:span><text:span text:style-name="T20">8303</text:span></text:p>
          </table:table-cell>
          <table:covered-table-cell/>
          <table:covered-table-cell/>
        </table:table-row>
        <table:table-row table:style-name="Таблица2.3">
          <table:table-cell table:style-name="Таблица2.A1" table:number-columns-spanned="3" office:value-type="string">
            <text:p text:style-name="P2"><text:span text:style-name="T6">Тема работы: </text:span><text:span text:style-name="T7">Обработка текстовых данных</text:span></text:p>
            <text:p text:style-name="P22"/>
          </table:table-cell>
          <table:covered-table-cell/>
          <table:covered-table-cell/>
        </table:table-row>
        <table:table-row table:style-name="Таблица2.4">
          <table:table-cell table:style-name="Таблица2.A1" table:number-columns-spanned="3" office:value-type="string">
            <text:p text:style-name="P13">Исходные данные: </text:p>
            <text:p text:style-name="P24">Написать программу, содержащую базовые функции для считывания <text:span text:style-name="T87">и</text:span> обработки текста.</text:p>
          </table:table-cell>
          <table:covered-table-cell/>
          <table:covered-table-cell/>
        </table:table-row>
        <table:table-row table:style-name="Таблица2.5">
          <table:table-cell table:style-name="Таблица2.A1" table:number-columns-spanned="3" office:value-type="string">
            <text:p text:style-name="P13">Содержание пояснительной записки:</text:p>
            <text:list xml:id="list2301337125" text:style-name="L1">
              <text:list-item>
                <text:p text:style-name="P99">Содержание</text:p>
              </text:list-item>
              <text:list-item>
                <text:p text:style-name="P99">Введение</text:p>
              </text:list-item>
              <text:list-item>
                <text:p text:style-name="P99">Описа<text:span text:style-name="T87">ние работы программы</text:span></text:p>
              </text:list-item>
              <text:list-item>
                <text:p text:style-name="P100">Подробное описание функций</text:p>
              </text:list-item>
              <text:list-item>
                <text:p text:style-name="P100">Примеры работы программы</text:p>
              </text:list-item>
              <text:list-item>
                <text:p text:style-name="P100">Заключение</text:p>
              </text:list-item>
              <text:list-item>
                <text:p text:style-name="P100">Список используемых источников</text:p>
              </text:list-item>
              <text:list-item>
                <text:p text:style-name="P100">Приложение А. Исходный код программы</text:p>
              </text:list-item>
            </text:list>
          </table:table-cell>
          <table:covered-table-cell/>
          <table:covered-table-cell/>
        </table:table-row>
        <table:table-row table:style-name="Таблица2.6">
          <table:table-cell table:style-name="Таблица2.A1" table:number-columns-spanned="3" office:value-type="string">
            <text:p text:style-name="P13">Предполагаемый объем пояснительной записки:</text:p>
            <text:p text:style-name="P2"><text:span text:style-name="T6">Не менее </text:span><text:span text:style-name="T8">2</text:span><text:span text:style-name="T9">8</text:span><text:span text:style-name="T11"> </text:span><text:span text:style-name="T6">страниц.</text:span></text:p>
          </table:table-cell>
          <table:covered-table-cell/>
          <table:covered-table-cell/>
        </table:table-row>
        <table:table-row table:style-name="Таблица2.7">
          <table:table-cell table:style-name="Таблица2.A1" table:number-columns-spanned="3" office:value-type="string">
            <text:p text:style-name="P2"><text:span text:style-name="T6">Дата выдачи задания: </text:span><text:span text:style-name="T7">19.11.2018</text:span></text:p>
          </table:table-cell>
          <table:covered-table-cell/>
          <table:covered-table-cell/>
        </table:table-row>
        <table:table-row table:style-name="Таблица2.8">
          <table:table-cell table:style-name="Таблица2.A1" table:number-columns-spanned="3" office:value-type="string">
            <text:p text:style-name="P13">Дата сдачи реферата:</text:p>
          </table:table-cell>
          <table:covered-table-cell/>
          <table:covered-table-cell/>
        </table:table-row>
        <table:table-row table:style-name="Таблица2.9">
          <table:table-cell table:style-name="Таблица2.A1" table:number-columns-spanned="3" office:value-type="string">
            <text:p text:style-name="P13">Дата защиты реферата:</text:p>
          </table:table-cell>
          <table:covered-table-cell/>
          <table:covered-table-cell/>
        </table:table-row>
        <table:table-row table:style-name="Таблица2.10">
          <table:table-cell table:style-name="Таблица2.A10" office:value-type="string">
            <text:p text:style-name="P12">Студент</text:p>
          </table:table-cell>
          <table:table-cell table:style-name="Таблица2.B10" office:value-type="string">
            <text:p text:style-name="P17"/>
          </table:table-cell>
          <table:table-cell table:style-name="Таблица2.A10" office:value-type="string">
            <text:p text:style-name="P23">Гришин К. И.</text:p>
          </table:table-cell>
        </table:table-row>
        <table:table-row table:style-name="Таблица2.10">
          <table:table-cell table:style-name="Таблица2.A10" office:value-type="string">
            <text:p text:style-name="P12">Преподаватель</text:p>
          </table:table-cell>
          <table:table-cell table:style-name="Таблица2.B11" office:value-type="string">
            <text:p text:style-name="P15"/>
          </table:table-cell>
          <table:table-cell table:style-name="Таблица2.A10" office:value-type="string">
            <text:p text:style-name="P23">Чайка К. В.</text:p>
          </table:table-cell>
        </table:table-row>
      </table:table>
      <text:p text:style-name="P5"/>
      <text:p text:style-name="P66">ЗАДАНИЕ НА КУРСОВУЮ РАБОТУ</text:p>
      <text:p text:style-name="P20">Вариант <text:span text:style-name="T90">3</text:span></text:p>
      <text:h text:style-name="P94" text:outline-level="3">Программе на вход подается текст (текст представляет собой предложения, разделенные точкой. Предложения - набор слов, разделенные пробелом или запятой, слова - набор латинских или кириллических<text:span text:style-name="T15"> </text:span><text:span text:style-name="T14">букв, цифр и других символов кроме точки, пробела или запятой) Длина текста и каждого предложения заранее не известна.</text:span></text:h>
      <text:h text:style-name="P96" text:outline-level="3">Для хранения предложения и для хранения текста требуется реализовать структуры Sentence и Text</text:h>
      <text:h text:style-name="P96" text:outline-level="3">Программа должна сохранить (считать) текст в виде динамического массива предложений и оперировать далее только с ним. Функции обработки также должны принимать на вход либо текст (Text), либо предложение (Sentence).</text:h>
      <text:h text:style-name="P96" text:outline-level="3"/>
      <text:h text:style-name="P96" text:outline-level="3">Программа должна найти и удалить все повторно встречающиеся предложения (сравнивать их следует посимвольно, но без учета регистра).</text:h>
      <text:h text:style-name="P97" text:outline-level="3">Далее, программа должна запрашивать у пользователя одно из следующих доступных действий (программа должна печатать для этого подсказку. Также следует предусмотреть возможность выхода из программы):</text:h>
      <text:list xml:id="list2226563167" text:style-name="L2">
        <text:list-item>
          <text:h text:style-name="P105" text:outline-level="3">Для каждого предложения вывести строку образец удовлетворяющую каждому слову в предложении. Строка условия содержит: символы, ? - 1 или больше любых символов, в начале и конце образца могут быть символы * - обозначающие 0 или больше символов. Например, для слов “Аристотель” и “Артишок”, строка образец будет иметь вид “Ар???о?*”. </text:h>
        </text:list-item>
        <text:list-item>
          <text:h text:style-name="P103" text:outline-level="3">Удалить все предложения, в которых нет заглавных букв в начале слове.</text:h>
        </text:list-item>
        <text:list-item>
          <text:h text:style-name="P104" text:outline-level="3">Отсортировать слова в предложении по количеству гласных букв в слове.</text:h>
        </text:list-item>
        <text:list-item>
          <text:h text:style-name="P104" text:outline-level="3">Для каждого предложения вывести количество одинаковых слов в строке.</text:h>
        </text:list-item>
      </text:list>
      <text:h text:style-name="P93" text:outline-level="3"/>
      <text:h text:style-name="P96" text:outline-level="3">Все сортировки и операции со строками должны осуществляться с использованием функций стандартной библиотеки. Использование собственных функций, при наличии аналога среди функций стандартной библиотеки, запрещается.</text:h>
      <text:h text:style-name="P95" text:outline-level="3">Каждую подзадачу следует вынести в отдельную функцию, функции сгруппировать в несколько файлов (например, функции обработки текста в один, функции ввода/вывода в другой). Также, должен быть написан Makefile.</text:h>
      <text:p text:style-name="P59"/>
      <text:p text:style-name="P64">Аннотация</text:p>
      <text:p text:style-name="P68"/>
      <text:p text:style-name="P71">В этой работе была написана программа на языке C для обработки текста. Написаны функции для чтения текста из файла и его дальнейшего вывода, разбиения его на предложения и слова, дальнейшей его обработки. Обработка текста совершается путем введения пользователем команд в терминал. Сборка программы происходит посредством утилиты «make».</text:p>
      <text:p text:style-name="P71">Исходный код приведен в <text:span text:style-name="T88">приложении A</text:span>.</text:p>
      <text:p text:style-name="P69"/>
      <text:p text:style-name="P69"/>
      <text:p text:style-name="P69"/>
      <text:p text:style-name="P69"/>
      <text:p text:style-name="P69"/>
      <text:p text:style-name="P69"/>
      <text:p text:style-name="P69"/>
      <text:p text:style-name="P69"/>
      <text:p text:style-name="P69"/>
      <text:p text:style-name="P69"/>
      <text:p text:style-name="P11">Summary</text:p>
      <text:p text:style-name="P77">In this work the <text:span text:style-name="T87">text processing program <text:s/>in the C programming language was written. There are the functions for text reading and output, splitting into the sentences and words, further processing. Text processing is performed by entering the commands into the terminal. The program is built using “make” utility.</text:span></text:p>
      <text:p text:style-name="P78">The full source code can be found in application A.</text:p>
      <text:p text:style-name="P64">содержание</text:p>
      <text:p text:style-name="P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9"/>
          </table:table-cell>
          <table:table-cell table:style-name="Таблица3.A1" office:value-type="string">
            <text:p text:style-name="P28">Введение</text:p>
          </table:table-cell>
          <table:table-cell table:style-name="Таблица3.A1" office:value-type="string">
            <text:p text:style-name="P32">5</text:p>
          </table:table-cell>
        </table:table-row>
        <table:table-row table:style-name="Таблица3.1">
          <table:table-cell table:style-name="Таблица3.A1" office:value-type="string">
            <text:p text:style-name="P28">1.</text:p>
          </table:table-cell>
          <table:table-cell table:style-name="Таблица3.A1" office:value-type="string">
            <text:p text:style-name="P26">Описание работы программы</text:p>
          </table:table-cell>
          <table:table-cell table:style-name="Таблица3.A1" office:value-type="string">
            <text:p text:style-name="P32">6</text:p>
          </table:table-cell>
        </table:table-row>
        <table:table-row table:style-name="Таблица3.1">
          <table:table-cell table:style-name="Таблица3.A1" office:value-type="string">
            <text:p text:style-name="P85">1.1.</text:p>
          </table:table-cell>
          <table:table-cell table:style-name="Таблица3.A1" office:value-type="string">
            <text:p text:style-name="P27">Ввод и вывод</text:p>
          </table:table-cell>
          <table:table-cell table:style-name="Таблица3.A1" office:value-type="string">
            <text:p text:style-name="P38">6</text:p>
          </table:table-cell>
        </table:table-row>
        <table:table-row table:style-name="Таблица3.1">
          <table:table-cell table:style-name="Таблица3.A1" office:value-type="string">
            <text:p text:style-name="P85">1.2.</text:p>
          </table:table-cell>
          <table:table-cell table:style-name="Таблица3.A1" office:value-type="string">
            <text:p text:style-name="P27">Форматирование текста</text:p>
          </table:table-cell>
          <table:table-cell table:style-name="Таблица3.A1" office:value-type="string">
            <text:p text:style-name="P32">7</text:p>
          </table:table-cell>
        </table:table-row>
        <table:table-row table:style-name="Таблица3.1">
          <table:table-cell table:style-name="Таблица3.A1" office:value-type="string">
            <text:p text:style-name="P28">2.</text:p>
          </table:table-cell>
          <table:table-cell table:style-name="Таблица3.A1" office:value-type="string">
            <text:p text:style-name="P27">Подробное описание функций</text:p>
          </table:table-cell>
          <table:table-cell table:style-name="Таблица3.A1" office:value-type="string">
            <text:p text:style-name="P38">7</text:p>
          </table:table-cell>
        </table:table-row>
        <table:table-row table:style-name="Таблица3.1">
          <table:table-cell table:style-name="Таблица3.A1" office:value-type="string">
            <text:p text:style-name="P85">2.1.</text:p>
          </table:table-cell>
          <table:table-cell table:style-name="Таблица3.A1" office:value-type="string">
            <text:p text:style-name="P27">Функции readText, readSentence и sentenseTest</text:p>
          </table:table-cell>
          <table:table-cell table:style-name="Таблица3.A1" office:value-type="string">
            <text:p text:style-name="P38">8</text:p>
          </table:table-cell>
        </table:table-row>
        <table:table-row table:style-name="Таблица3.1">
          <table:table-cell table:style-name="Таблица3.A1" office:value-type="string">
            <text:p text:style-name="P85">2.2.</text:p>
          </table:table-cell>
          <table:table-cell table:style-name="Таблица3.A1" office:value-type="string">
            <text:p text:style-name="P27">Функции printText и printSentence</text:p>
          </table:table-cell>
          <table:table-cell table:style-name="Таблица3.A1" office:value-type="string">
            <text:p text:style-name="P32">8</text:p>
          </table:table-cell>
        </table:table-row>
        <table:table-row table:style-name="Таблица3.1">
          <table:table-cell table:style-name="Таблица3.A1" office:value-type="string">
            <text:p text:style-name="P86">2.3.</text:p>
          </table:table-cell>
          <table:table-cell table:style-name="Таблица3.A1" office:value-type="string">
            <text:p text:style-name="P30">Функция cleanText</text:p>
          </table:table-cell>
          <table:table-cell table:style-name="Таблица3.A1" office:value-type="string">
            <text:p text:style-name="P32">9</text:p>
          </table:table-cell>
        </table:table-row>
        <table:table-row table:style-name="Таблица3.1">
          <table:table-cell table:style-name="Таблица3.A1" office:value-type="string">
            <text:p text:style-name="P86">2.4.</text:p>
          </table:table-cell>
          <table:table-cell table:style-name="Таблица3.A1" office:value-type="string">
            <text:p text:style-name="P30">Функции textCaps и sentenceCaps</text:p>
          </table:table-cell>
          <table:table-cell table:style-name="Таблица3.A1" office:value-type="string">
            <text:p text:style-name="P32">9</text:p>
          </table:table-cell>
        </table:table-row>
        <table:table-row table:style-name="Таблица3.1">
          <table:table-cell table:style-name="Таблица3.A1" office:value-type="string">
            <text:p text:style-name="P86">2.5.</text:p>
          </table:table-cell>
          <table:table-cell table:style-name="Таблица3.A1" office:value-type="string">
            <text:p text:style-name="P30">Функции textVowSort, vowSort и cmp</text:p>
          </table:table-cell>
          <table:table-cell table:style-name="Таблица3.A1" office:value-type="string">
            <text:p text:style-name="P32">9</text:p>
          </table:table-cell>
        </table:table-row>
        <table:table-row table:style-name="Таблица3.1">
          <table:table-cell table:style-name="Таблица3.A1" office:value-type="string">
            <text:p text:style-name="P86">2.6.</text:p>
          </table:table-cell>
          <table:table-cell table:style-name="Таблица3.A1" office:value-type="string">
            <text:p text:style-name="P30">Функции textWordsCount и wordsCount</text:p>
          </table:table-cell>
          <table:table-cell table:style-name="Таблица3.A1" office:value-type="string">
            <text:p text:style-name="P32">10</text:p>
          </table:table-cell>
        </table:table-row>
        <table:table-row table:style-name="Таблица3.1">
          <table:table-cell table:style-name="Таблица3.A1" office:value-type="string">
            <text:p text:style-name="P86">2.7.</text:p>
          </table:table-cell>
          <table:table-cell table:style-name="Таблица3.A1" office:value-type="string">
            <text:p text:style-name="P30">Функции textPattern, strPattern и getMask</text:p>
          </table:table-cell>
          <table:table-cell table:style-name="Таблица3.A1" office:value-type="string">
            <text:p text:style-name="P32">10</text:p>
          </table:table-cell>
        </table:table-row>
        <table:table-row table:style-name="Таблица3.1">
          <table:table-cell table:style-name="Таблица3.A1" office:value-type="string">
            <text:p text:style-name="P87">2.8.</text:p>
          </table:table-cell>
          <table:table-cell table:style-name="Таблица3.A1" office:value-type="string">
            <text:p text:style-name="P30">Функция main</text:p>
          </table:table-cell>
          <table:table-cell table:style-name="Таблица3.A1" office:value-type="string">
            <text:p text:style-name="P32">11</text:p>
          </table:table-cell>
        </table:table-row>
        <table:table-row table:style-name="Таблица3.1">
          <table:table-cell table:style-name="Таблица3.A1" office:value-type="string">
            <text:p text:style-name="P28">3.</text:p>
          </table:table-cell>
          <table:table-cell table:style-name="Таблица3.A1" office:value-type="string">
            <text:p text:style-name="P31">Пример работы программы</text:p>
          </table:table-cell>
          <table:table-cell table:style-name="Таблица3.A1" office:value-type="string">
            <text:p text:style-name="P38">12</text:p>
          </table:table-cell>
        </table:table-row>
        <table:table-row table:style-name="Таблица3.1">
          <table:table-cell table:style-name="Таблица3.A1" office:value-type="string">
            <text:p text:style-name="P29"/>
          </table:table-cell>
          <table:table-cell table:style-name="Таблица3.A1" office:value-type="string">
            <text:p text:style-name="P28">Заключение</text:p>
          </table:table-cell>
          <table:table-cell table:style-name="Таблица3.A1" office:value-type="string">
            <text:p text:style-name="P38">14</text:p>
          </table:table-cell>
        </table:table-row>
        <table:table-row table:style-name="Таблица3.1">
          <table:table-cell table:style-name="Таблица3.A1" office:value-type="string">
            <text:p text:style-name="P37"/>
          </table:table-cell>
          <table:table-cell table:style-name="Таблица3.A1" office:value-type="string">
            <text:p text:style-name="P28">Список использованных источников</text:p>
          </table:table-cell>
          <table:table-cell table:style-name="Таблица3.A1" office:value-type="string">
            <text:p text:style-name="P38">15</text:p>
          </table:table-cell>
        </table:table-row>
        <table:table-row table:style-name="Таблица3.1">
          <table:table-cell table:style-name="Таблица3.A1" office:value-type="string">
            <text:p text:style-name="P37"/>
          </table:table-cell>
          <table:table-cell table:style-name="Таблица3.A1" office:value-type="string">
            <text:p text:style-name="P28">Приложение А. Название приложения</text:p>
          </table:table-cell>
          <table:table-cell table:style-name="Таблица3.A1" office:value-type="string">
            <text:p text:style-name="P38">16</text:p>
          </table:table-cell>
        </table:table-row>
      </table:table>
      <text:p text:style-name="P12"/>
      <text:p text:style-name="P64">введение</text:p>
      <text:p text:style-name="P68"/>
      <text:p text:style-name="P81">Целью данной работы является разработка и написание программы, обрабатывающей исходный текст путем введения команд в терминал. Исходная длина текста и количество в нем предложений заранее неизвестны.</text:p>
      <text:p text:style-name="P72">Для достижения поставленной цели требуется: написать функции для считывания и вывода текста, обработки текста, циклического ввода пользователем команд в терминал, создать <text:span text:style-name="T71">Makefile</text:span> для сборки программы.</text:p>
      <text:p text:style-name="P69"/>
      <text:p text:style-name="P63"><text:span text:style-name="T1">1. </text:span><text:span text:style-name="T3">ОПИСАНИЕ РАБОТЫ ПРОГРАММЫ</text:span></text:p>
      <text:p text:style-name="P84"><text:span text:style-name="T3"><text:tab/></text:span><text:span text:style-name="T10">На вход программе подается текст из файла, текст считывается по предложениям, пока не будет достигнут конец файла. Во время считывания проверяется наличие такого предложения (независимо от регистра) в тексте, и если факт повтора обнаружен, предложение игнорируется. Весь текст хранится в памяти разделенным на предложения. После удачного чтения текста запускается цикл запроса команд, пока пользователь не введет команду выхода из программы или не прервет программу путем подачи сигналов «ctrl-c» или «ctrl-d».</text:span></text:p>
      <text:p text:style-name="P18"/>
      <text:p text:style-name="P67"><text:span text:style-name="T5">1.1. </text:span><text:span text:style-name="T17">Ввод и вывод</text:span></text:p>
      <text:p text:style-name="P80"><text:span text:style-name="T19">В связи с тем, что заранее размер текста неизвестен, а выделение заведомо большого количества памяти нерационально, используется принцип посимвольного чтения </text:span><text:span text:style-name="T21">из</text:span><text:span text:style-name="T19"> документа и динамического выделения памяти с помощью функций стандартной библиотеки. Для чтения текста используется функция </text:span><text:span text:style-name="T40">readText</text:span><text:span text:style-name="T19">, которая считывает предложения и динамически выделяет по 5 сегментов памяти под хранение предложений. </text:span><text:span text:style-name="T21">Сами же предложения считываются с помощью функции </text:span><text:span text:style-name="T41">readSentence</text:span><text:span text:style-name="T21"> и для хранения предложения динамически выделяется по 10 сегментов памяти для хранения символов. Функции ввода имеют схожие сигнатуры и в целом построение:</text:span></text:p>
      <text:p text:style-name="P75"><text:span text:style-name="T57">int readText(struct Text* text);</text:span> и <text:span text:style-name="T57">int readSentence(struct Sentence* text);</text:span></text:p>
      <text:p text:style-name="P83">Эти функции циклически забивают информацию в память пока не достигнут терминального значения, для <text:span text:style-name="T57">readSentence</text:span> — это один из знаков окончания предложения (<text:span text:style-name="T57">«. ? !»</text:span>), для <text:span text:style-name="T57">readText</text:span> — это конец файла. Память под хранения выделяется посредством функций <text:span text:style-name="T57">«</text:span><text:span text:style-name="T59">malloc</text:span><text:span text:style-name="T57">»</text:span> <text:span text:style-name="T89">и </text:span><text:span text:style-name="T59">«realloc»</text:span> стандартной библиотеки <text:span text:style-name="T57">«stdlib.h»</text:span>.</text:p>
      <text:p text:style-name="P83"><text:tab/>Для вывода написаны функции <text:span text:style-name="T57">printText</text:span> и <text:span text:style-name="T57">printSentence</text:span>, первая циклически (в зависимости от количества предложений) вызывает вторую, которая собственно выводит строки.</text:p>
      <text:p text:style-name="P70"/>
      <text:p text:style-name="P67"><text:soft-page-break/><text:span text:style-name="T5">1.2. </text:span><text:span text:style-name="T18">Форматирование текста</text:span></text:p>
      <text:p text:style-name="P79"><text:span text:style-name="T19">Хранение исходного и отформатированного текста решено было хранить одновременно, что позволяет обрабатывать текст несколько раз. О</text:span><text:span text:style-name="T22">т</text:span><text:span text:style-name="T19">форматированный текст можно вывести после его успешной обработки, для того, чтобы отформатировать исходный текст снова, программа потребует от пользователя ввести команду очистки «формата» — памяти в которой хранится отформатированный текст.</text:span></text:p>
      <text:p text:style-name="P76">Пользователю доступны следующие способы обработки текста:</text:p>
      <text:list xml:id="list4155705721" text:style-name="L3">
        <text:list-item>
          <text:p text:style-name="P102"><text:span text:style-name="T19">Удаление предложений, в которых есть слова начинающиеся с маленькой буквы. </text:span><text:span text:style-name="T23">Используется функция </text:span><text:span text:style-name="T42">sentenceCaps</text:span><text:span text:style-name="T23">.</text:span></text:p>
        </text:list-item>
        <text:list-item>
          <text:p text:style-name="P102"><text:span text:style-name="T19">Сортировка слов в каждом предложении по количеству гласных букв. </text:span><text:span text:style-name="T23">Используется функция </text:span><text:span text:style-name="T42">vowSort</text:span><text:span text:style-name="T23">.</text:span></text:p>
        </text:list-item>
        <text:list-item>
          <text:p text:style-name="P102"><text:span text:style-name="T23">Вывод</text:span><text:span text:style-name="T19"> повторяющихся слов в каждом предложении, </text:span><text:span text:style-name="T23">а также количества таких повторений</text:span><text:span text:style-name="T19">. </text:span><text:span text:style-name="T23">Используется функция </text:span><text:span text:style-name="T42">wordsCount</text:span><text:span text:style-name="T23">.</text:span></text:p>
        </text:list-item>
        <text:list-item>
          <text:p text:style-name="P101">Составление общей маски из всех слов для каждого предложения. Используется функция <text:span text:style-name="T57">strPattern</text:span>.</text:p>
        </text:list-item>
      </text:list>
      <text:p text:style-name="P33"/>
      <text:p text:style-name="P33"/>
      <text:p text:style-name="P36">2. <text:span text:style-name="T53">ПОДРОБНОЕ </text:span>ОПИСАНИЕ ОСНОВНЫХ ФУНКЦИЙ</text:p>
      <text:p text:style-name="P34"><text:tab/>Используемые функции классифицируются на функции для обработки текста и функции для обработки предложений. Первые имеют вид цикла, который последовательно применяет вторые для каждого предложения.</text:p>
      <text:p text:style-name="P49"><text:span text:style-name="T19"><text:tab/>Функции для работы с текстом хранятся в файле </text:span><text:span text:style-name="T40">«text.c»</text:span><text:span text:style-name="T19">, а объявления этих функций хранятся </text:span><text:span text:style-name="T24">в заголовочном файле </text:span><text:span text:style-name="T43">«text.h»</text:span><text:span text:style-name="T24">. Функции для работы с предложениями хранятся в файле </text:span><text:span text:style-name="T43">«sentence.c»</text:span><text:span text:style-name="T24">, а объявления этих функций хранятся в заголовочном файле «sentence.h».</text:span></text:p>
      <text:p text:style-name="P35"><text:tab/>Также, помимо объявлений функций, заголовочные файлы хранят объявления структур для хранения текста и предложений и нужные для обработки предложений <text:s/>макросы: END — обозначающий конец файла, <text:s/>VOWELS — в котором хранятся гласные и DEL — в котором хранятся разделители.</text:p>
      <text:p text:style-name="P35"><text:soft-page-break/><text:tab/><text:span text:style-name="T54">2.1. Функции readText, readSentence </text:span><text:span text:style-name="T55">и <text:s/>sentenceTest</text:span></text:p>
      <text:p text:style-name="P35"><text:span text:style-name="T54"><text:tab/></text:span><text:span text:style-name="T53">В</text:span><text:span text:style-name="T54"> </text:span><text:span text:style-name="T60">readText</text:span><text:span text:style-name="T53"> сначала открывается файл и выделяется начальная память под 5 структур </text:span><text:span text:style-name="T60">sentence</text:span><text:span text:style-name="T53">, затем начинается цикл, который работает пока не будет достигнут конец файла. Цикл каждую пятую иттерацию добавляет к памяти по пять сегментов памяти для следующих структур </text:span><text:span text:style-name="T60">sentence</text:span><text:span text:style-name="T53"> с помощью функции </text:span><text:span text:style-name="T60">realloc</text:span><text:span text:style-name="T53"> стандартной библиотеки. Как было описано ранее, большинство функций файла </text:span><text:span text:style-name="T60">text</text:span><text:span text:style-name="T53"> иттеративно вызывают аналогичные функции файла </text:span><text:span text:style-name="T60">sentence</text:span><text:span text:style-name="T53">, так и целью цикла функции </text:span><text:span text:style-name="T60">readText</text:span><text:span text:style-name="T53"> является вызов функции </text:span><text:span text:style-name="T60">readSentence</text:span><text:span text:style-name="T53">, после прочтения предложения оно проходит проверку с помощью функции </text:span><text:span text:style-name="T60">sentenceTest</text:span><text:span text:style-name="T53"> и если такого предложения ранее не встречалось в тексте, то оно добавляется в </text:span><text:span text:style-name="T60">text</text:span><text:span text:style-name="T53">.</text:span></text:p>
      <text:p text:style-name="P35"><text:tab/><text:span text:style-name="T56">Функция </text:span><text:span text:style-name="T61">sentenceTest</text:span><text:span text:style-name="T56"> получает на вход предложение и текст, и проверяет текущее предложение с каждым в тексте. Сравнивание двух предложений происходит следующим образом, вначале сравниваются длины предложений, если они совпадают, то далее идет посимвольное сравнивание двух предложений, при несовпадении цикл прерывается.</text:span></text:p>
      <text:p text:style-name="P35"><text:tab/><text:span text:style-name="T56">Функция </text:span><text:span text:style-name="T61">readSentence</text:span><text:span text:style-name="T56"> изначально запрашивает память под 10 символов, затем с помощью функции стандартной библиотеки </text:span><text:span text:style-name="T61">fgetc</text:span><text:span text:style-name="T56"> пропускает все пробельные символы, а именно: пробел, табуляция, перенос строки. После того, как все пробельные символы были пропущены запускается цикл по посимвольному чтению строки и дальнейшему динамическому выделению памяти с помощью функции </text:span><text:span text:style-name="T61">realloc</text:span><text:span text:style-name="T56">, чтение происходит, пока не будет прочитан символ конца предложения (</text:span><text:span text:style-name="T61">«. ? !»</text:span><text:span text:style-name="T56">) .</text:span></text:p>
      <text:p text:style-name="P35"/>
      <text:p text:style-name="P35"><text:tab/><text:span text:style-name="T82">2.2. Функции printText и printSentence</text:span></text:p>
      <text:p text:style-name="P35"><text:span text:style-name="T82"><text:tab/></text:span><text:span text:style-name="T72">Функция </text:span><text:span text:style-name="T58">printText</text:span><text:span text:style-name="T72"> принимает на вход структуру </text:span><text:span text:style-name="T58">Text</text:span><text:span text:style-name="T72"> и далее используя поле </text:span><text:span text:style-name="T58">sizeText</text:span><text:span text:style-name="T72"> отвечающее за количество предложений запускает цикл, в котором вызывает функцию </text:span><text:span text:style-name="T58">printSentence</text:span><text:span text:style-name="T72">.</text:span></text:p>
      <text:p text:style-name="P35"><text:span text:style-name="T72"><text:tab/></text:span><text:span text:style-name="T73">Функция </text:span><text:span text:style-name="T62">printSentence</text:span><text:span text:style-name="T73">, выводит на экран строку </text:span><text:span text:style-name="T62">sentence</text:span><text:span text:style-name="T73"> в структуре </text:span><text:span text:style-name="T62">Sentence</text:span><text:span text:style-name="T73"> функцией </text:span><text:span text:style-name="T62">wprintf</text:span><text:span text:style-name="T73"> стандартной библиотеки.</text:span></text:p>
      <text:p text:style-name="P35"><text:soft-page-break/><text:span text:style-name="T73"><text:tab/></text:span><text:span text:style-name="T83">2.3. Функция cleanText</text:span></text:p>
      <text:p text:style-name="P35"><text:span text:style-name="T73"><text:tab/>Функция иттеративно, используя поле </text:span><text:span text:style-name="T62">sizeText</text:span><text:span text:style-name="T73"> структуры </text:span><text:span text:style-name="T62">Text</text:span><text:span text:style-name="T73"> освобождает память, занимаемую строками структур </text:span><text:span text:style-name="T62">Sentence</text:span><text:span text:style-name="T73">.</text:span></text:p>
      <text:p text:style-name="P39"/>
      <text:p text:style-name="P35"><text:span text:style-name="T73"><text:tab/></text:span><text:span text:style-name="T83">2.4. Функции textCaps и sentenceCaps</text:span></text:p>
      <text:p text:style-name="P35"><text:span text:style-name="T73"><text:tab/>В функцию </text:span><text:span text:style-name="T62">textCaps</text:span><text:span text:style-name="T73"> сообщается структура </text:span><text:span text:style-name="T62">Text</text:span><text:span text:style-name="T73"> с прочитанным текстом — input, и свободная структура </text:span><text:span text:style-name="T62">Text</text:span><text:span text:style-name="T73"> — output. Сама же функция иттеративно, с помощью поля </text:span><text:span text:style-name="T62">sizeText</text:span><text:span text:style-name="T73">, проверяет каждую строку input с помощью функции </text:span><text:span text:style-name="T62">sentenceCaps</text:span><text:span text:style-name="T73">, и строка удовлетворяет условию, под нее выделяется память </text:span><text:span text:style-name="T74">и она переносится </text:span><text:span text:style-name="T73">в </text:span><text:span text:style-name="T74">output.</text:span></text:p>
      <text:p text:style-name="P35"><text:span text:style-name="T74"><text:tab/>Функция </text:span><text:span text:style-name="T63">sentenceCaps</text:span><text:span text:style-name="T74"> </text:span><text:span text:style-name="T75">используя функцию </text:span><text:span text:style-name="T64">wcstok</text:span><text:span text:style-name="T75"> стандартной библиотеки разбивает строку на слова и проверяет первую букву каждого слова, является ли она строчной, как только было обнаружено несовпадение функция возвращает 0, если все слова удовлетворяют услови</text:span><text:span text:style-name="T81">ю</text:span><text:span text:style-name="T75">, функция возвращает 1.</text:span></text:p>
      <text:p text:style-name="P40"><text:tab/></text:p>
      <text:p text:style-name="P35"><text:span text:style-name="T75"><text:tab/></text:span><text:span text:style-name="T84">2.5. Функции textVowSort, vowSort </text:span><text:span text:style-name="T86">и </text:span><text:span text:style-name="T84">cmp</text:span></text:p>
      <text:p text:style-name="P35"><text:span text:style-name="T84"><text:tab/></text:span><text:span text:style-name="T76">Функция </text:span><text:span text:style-name="T65">textVowSort</text:span><text:span text:style-name="T76"> </text:span><text:span text:style-name="T77">получает на вход структуру </text:span><text:span text:style-name="T66">Text</text:span><text:span text:style-name="T77"> — input и свободную структуру </text:span><text:span text:style-name="T66">Text</text:span><text:span text:style-name="T77"> — output. Полям </text:span><text:span text:style-name="T66">output.sizeSentence</text:span><text:span text:style-name="T77"> и </text:span><text:span text:style-name="T66">output.memSentence </text:span><text:span text:style-name="T77">присваиваются значения структуры input. По значению </text:span><text:span text:style-name="T67">output.memSentence</text:span><text:span text:style-name="T78"> по полю </text:span><text:span text:style-name="T67">output.Text</text:span><text:span text:style-name="T78"> выделяется память с помощью функции </text:span><text:span text:style-name="T64">malloc</text:span><text:span text:style-name="T78"> стандартной библиотеки. Далее циклично в output добавляются строки, обработанные функцией </text:span><text:span text:style-name="T67">vowSort</text:span><text:span text:style-name="T78">.</text:span></text:p>
      <text:p text:style-name="P35"><text:span text:style-name="T78"><text:tab/></text:span><text:span text:style-name="T79">Функция </text:span><text:span text:style-name="T68">vowSort</text:span><text:span text:style-name="T79"> получает на вход структуру </text:span><text:span text:style-name="T68">Sentence</text:span><text:span text:style-name="T79">. Предложение разбивается на слова и помещается в массив </text:span><text:span text:style-name="T68">words</text:span><text:span text:style-name="T79">. Далее</text:span><text:span text:style-name="T81">,</text:span><text:span text:style-name="T79"> с помощью функции </text:span><text:span text:style-name="T64">qsort</text:span><text:span text:style-name="T79"> стандартной библиотеки</text:span><text:span text:style-name="T81">,</text:span><text:span text:style-name="T79"> слова в массиве сортируются нужным образом </text:span><text:span text:style-name="T80">с помощью написанного компаратора </text:span><text:span text:style-name="T69">cmp</text:span><text:span text:style-name="T80">.</text:span></text:p>
      <text:p text:style-name="P35"><text:span text:style-name="T80"><text:tab/>Компаратор </text:span><text:span text:style-name="T70">cmp</text:span><text:span text:style-name="T80"> считает количество гласных в каждом слове и возвращает разность этих количеств.</text:span></text:p>
      <text:p text:style-name="P41"/>
      <text:p text:style-name="P41"/>
      <text:p text:style-name="P35"><text:soft-page-break/><text:span text:style-name="T80"><text:tab/></text:span><text:span text:style-name="T85">2.6. Функции textWordsCount и wordsCount</text:span></text:p>
      <text:p text:style-name="P4"><text:span text:style-name="T25"><text:tab/>На вход функции </text:span><text:span text:style-name="T49">textWordsCount</text:span><text:span text:style-name="T26"> подается две структуры </text:span><text:span text:style-name="T49">Text</text:span><text:span text:style-name="T26">, одна с исходным текстом — input, другая пустая — output. </text:span><text:span text:style-name="T25">Полям </text:span><text:span text:style-name="T50">output.memSentence</text:span><text:span text:style-name="T25"> и </text:span><text:span text:style-name="T50">output.sizeSentence</text:span><text:span text:style-name="T25"> присваиваются значения структуры input, </text:span><text:span text:style-name="T26">затем по значению </text:span><text:span text:style-name="T49">output.memSentence</text:span><text:span text:style-name="T26"> выделяется память в структуре output. Затем иттеративно с, помощью значения </text:span><text:span text:style-name="T49">output.sizeText</text:span><text:span text:style-name="T26">, каждая строка обрабатывается функцией </text:span><text:span text:style-name="T49">wordsCount</text:span><text:span text:style-name="T26">.</text:span></text:p>
      <text:p text:style-name="P4"><text:span text:style-name="T26"><text:tab/>Функция </text:span><text:span text:style-name="T49">wordsCount</text:span><text:span text:style-name="T26"> </text:span><text:span text:style-name="T27">создается массив слов из предложения с помощью функции стандартной библиотеки </text:span><text:span text:style-name="T51">wcstok</text:span><text:span text:style-name="T27">. а также массив слов в который будут забиваться повторяющиеся слова. Затем циклично по каждому из слов ищется количество его повторений в массиве слов, если повторений больше одного (то есть слово встречается больше одного раза) и этого слова нет в массиве повторяющихся слов, оно добавляется в этот массив </text:span><text:span text:style-name="T28">и записывается в строку вывода — </text:span><text:span text:style-name="T52">result</text:span><text:span text:style-name="T28"> с помощью функции </text:span><text:span text:style-name="T52">swprintf</text:span><text:span text:style-name="T28"> стандартной библиотеки. После цикла, если строка вывода оказывается пустой, в нее записывается строка </text:span><text:span text:style-name="T52">„Повторений нет“</text:span><text:span text:style-name="T28">.</text:span></text:p>
      <text:p text:style-name="P42"/>
      <text:p text:style-name="P4"><text:span text:style-name="T28"><text:tab/></text:span><text:span text:style-name="T29">2.7. Функции textPattern, strPatter и getMask</text:span></text:p>
      <text:p text:style-name="P50"><text:span text:style-name="T32"><text:tab/></text:span><text:span text:style-name="T34">На вход функции </text:span><text:span text:style-name="T44">textWordsCount</text:span><text:span text:style-name="T35"> подается две структуры </text:span><text:span text:style-name="T44">Text</text:span><text:span text:style-name="T35">, одна с исходным текстом — input, другая пустая — output. </text:span><text:span text:style-name="T34">Полям </text:span><text:span text:style-name="T45">output.memSentence</text:span><text:span text:style-name="T34"> и </text:span><text:span text:style-name="T45">output.sizeSentence</text:span><text:span text:style-name="T34"> присваиваются значения структуры input, </text:span><text:span text:style-name="T35">затем по значению </text:span><text:span text:style-name="T44">output.memSentence</text:span><text:span text:style-name="T35"> выделяется память в структуре output. Затем иттеративно с, помощью значения </text:span><text:span text:style-name="T44">output.sizeText</text:span><text:span text:style-name="T35">, каждая строка обрабатывается функцией </text:span><text:span text:style-name="T46">strPattern</text:span><text:span text:style-name="T35">.</text:span></text:p>
      <text:p text:style-name="P50"><text:span text:style-name="T35"><text:tab/></text:span><text:span text:style-name="T33">На вход функции </text:span><text:span text:style-name="T46">strPattern</text:span><text:span text:style-name="T33"> подается структура </text:span><text:span text:style-name="T46">Sentence</text:span><text:span text:style-name="T33">. С помощью функции </text:span><text:span text:style-name="T46">wcstok</text:span><text:span text:style-name="T33"> стандартной библиотеки предложение разбивается на слова и заносится в массив слов </text:span><text:span text:style-name="T46">words</text:span><text:span text:style-name="T33">. Далее</text:span><text:span text:style-name="T39">,</text:span><text:span text:style-name="T33"> используя </text:span><text:span text:style-name="T46">„жадный алгоритм“,</text:span><text:span text:style-name="T33"> с помощью написанной функции getMask, выделяется маска из всех слов в массиве. </text:span><text:span text:style-name="T46">„Жадный алгоритм“</text:span><text:span text:style-name="T33"> означает, что вначале находится маска по первым двум </text:span><text:soft-page-break/><text:span text:style-name="T33">словам, потом по текущей маске и третьему слову, потом по текущей маске и четвертому слову и т.д.</text:span></text:p>
      <text:p text:style-name="P50"><text:span text:style-name="T33"><text:tab/>Функция </text:span><text:span text:style-name="T46">getMask</text:span><text:span text:style-name="T33"> получает на вход две строки, условно маску — </text:span><text:span text:style-name="T46">mask</text:span><text:span text:style-name="T33"> и слово, которое должно дополнить маску, — </text:span><text:span text:style-name="T46">word</text:span><text:span text:style-name="T33">, </text:span><text:span text:style-name="T36">а также длину наибольшего слова в массиве слов который был построен в функции </text:span><text:span text:style-name="T47">strPattern</text:span><text:span text:style-name="T33">. Из маски убираются крайние звездочки если они есть и при этом запоминается их наличие или отсутствие. </text:span><text:span text:style-name="T36">Инициализируются переменные </text:span><text:span text:style-name="T47">befTmp</text:span><text:span text:style-name="T36">, </text:span><text:span text:style-name="T47">aftTmp</text:span><text:span text:style-name="T36">, </text:span><text:span text:style-name="T47">upStr</text:span><text:span text:style-name="T36"> и </text:span><text:span text:style-name="T47">dwStr</text:span><text:span text:style-name="T36"> для перемещения двух слов относительно друг друга и их посимвольного сравнивания. Инициализируются переменные: </text:span><text:span text:style-name="T47">emptyMask</text:span><text:span text:style-name="T36"> — для хранения пустой маски (то есть состоящей только из знаков вопроса), </text:span><text:span text:style-name="T47">unstarMask</text:span><text:span text:style-name="T36"> — для хранения текущей маски без учета крайних звездочек и </text:span><text:span text:style-name="T47">outMask</text:span><text:span text:style-name="T36"> — для хранения маски которая пойдет на выход функции и которая содержит в себе крайние звездочки. Далее циклично две строки перемещаются относительно друг друга, сравниваются посимвольно и считается количество совпадений символов, по этому количеству определяется самая оптимальная маска эта маска записывается в переменную </text:span><text:span text:style-name="T47">unstarMask</text:span><text:span text:style-name="T36">, если совпадений не было, то в </text:span><text:span text:style-name="T47">unstarMask</text:span><text:span text:style-name="T36"> записывается значение </text:span><text:span text:style-name="T47">emptyMask</text:span><text:span text:style-name="T36">. После того, как была получена маска без крайних звездочек, происходит проверка на надобность этих звездочек, а также побитовое или с исходными звездочками. Как только мы получаем готовые значения для </text:span><text:span text:style-name="T47">unstarMask</text:span><text:span text:style-name="T36"> и крайних звездочек все это вместе конкатенируется с помощью функции </text:span><text:span text:style-name="T47">swprintf</text:span><text:span text:style-name="T36"> стандартной библиотеки и идет на выход.</text:span></text:p>
      <text:p text:style-name="P43"/>
      <text:p text:style-name="P50"><text:span text:style-name="T36"><text:tab/></text:span><text:span text:style-name="T30">2.8. Функция main</text:span></text:p>
      <text:p text:style-name="P51"><text:span text:style-name="T30"><text:tab/></text:span><text:span text:style-name="T37"> Пользователю предлагается ввести текст в файл </text:span><text:span text:style-name="T48">input.txt</text:span><text:span text:style-name="T37">, при выполнении запроса требуется выполнить команду </text:span><text:span text:style-name="T48">«y»</text:span><text:span text:style-name="T37">, либо завершить работу программу нажатием клавиши </text:span><text:span text:style-name="T48">«enter»</text:span><text:span text:style-name="T37">, далее запускается бесконечный цикл, ожидающий нужного ввода. После успешного чтения файла, пользователю выводится список доступных функций:</text:span></text:p>
      <text:p text:style-name="P44"/>
      <text:p text:style-name="P46"><text:soft-page-break/><text:tab/></text:p>
      <table:table table:name="Таблица6" table:style-name="Таблица6">
        <table:table-column table:style-name="Таблица6.A"/>
        <table:table-row>
          <table:table-cell table:style-name="Таблица6.A1" office:value-type="string">
            <text:p text:style-name="P92">0: Повтор меню</text:p>
            <text:p text:style-name="P47"><text:tab/>1: Вывод текста</text:p>
            <text:p text:style-name="P47"><text:tab/>2: Формат. Удаление предложений в которых есть слова начинающиеся с маленькой буквы</text:p>
            <text:p text:style-name="P47"><text:tab/>3: Формат. Сортировка слов в предложениях по количеству гласных букв</text:p>
            <text:p text:style-name="P47"><text:tab/>4: Формат. Вывод повторяющихся слов, а также количество повторений</text:p>
            <text:p text:style-name="P47"><text:tab/>5: Формат. Составление общей маски из слов в предложении</text:p>
            <text:p text:style-name="P47"><text:tab/>6: Очистка формата</text:p>
            <text:p text:style-name="P48"><text:tab/>7: Вывод формата</text:p>
          </table:table-cell>
        </table:table-row>
      </table:table>
      <text:p text:style-name="P46"/>
      <text:p text:style-name="P51"><text:span text:style-name="T38">з</text:span><text:span text:style-name="T37">атем запускается бесконечный цикл, который ожидает ввода требуемой функции либо нажатия клавиши </text:span><text:span text:style-name="T48">«enter»</text:span><text:span text:style-name="T37"> для выхода из программы. Определение введенной пользователем команды происходит с помощью оператора </text:span><text:span text:style-name="T48">switch</text:span><text:span text:style-name="T37">, при вводе существующей функции программа обработает текст так, как то оговорено в условии, после чего отформатированный текст можно будет вывести.</text:span></text:p>
      <text:p text:style-name="P45"/>
      <text:p text:style-name="P45"/>
      <text:p text:style-name="P52"><text:span text:style-name="T37"><text:tab/></text:span><text:span text:style-name="T30">3. ПРИМЕР РАБОТЫ ПРОГРАММЫ</text:span></text:p>
      <text:p text:style-name="P53"><text:span text:style-name="T37">И</text:span><text:span text:style-name="T31">сходный текст:</text:span></text:p>
      <table:table table:name="Таблица4" table:style-name="Таблица4">
        <table:table-column table:style-name="Таблица4.A"/>
        <table:table-row>
          <table:table-cell table:style-name="Таблица4.A1" office:value-type="string">
            <text:p text:style-name="P89">From Fairest <text:s text:c="3"/>Creatures We Desire Increase,</text:p>
            <text:p text:style-name="P89">That Thereby From Beautys Rose Might We Never Die We.</text:p>
            <text:p text:style-name="P89">But as the riper should by time riper decease,</text:p>
            <text:p text:style-name="P89">His tender heir might bear his memory:</text:p>
            <text:p text:style-name="P89">but thou, but contracted to thou thine thine own bright eyes but.</text:p>
            <text:p text:style-name="P89">flame Feed'st thy light's flame thy flame with self-substantial fuel flame.</text:p>
            <text:p text:style-name="P91">Making A Famine Where Abundance Lies. <text:s text:c="2"/>Chester Cheetah Chews Cheeps.</text:p>
          </table:table-cell>
        </table:table-row>
      </table:table>
      <text:p text:style-name="P21"/>
      <text:p text:style-name="P21">Обработанный текст (функции указаны в соответствие с меню данным пользователю):</text:p>
      <table:table table:name="Таблица5" table:style-name="Таблица5">
        <table:table-column table:style-name="Таблица5.A"/>
        <table:table-column table:style-name="Таблица5.B"/>
        <table:table-row>
          <table:table-cell table:style-name="Таблица5.A1" office:value-type="string">
            <text:p text:style-name="P88">2</text:p>
          </table:table-cell>
          <table:table-cell table:style-name="Таблица5.B1" office:value-type="string">
            <text:p text:style-name="P90">From Fairest Creatures We Desire Increase, That Thereby From Beautys Rose Might We Never Die We.</text:p>
            <text:p text:style-name="P90">Making A Famine Where Abundance Lies.</text:p>
            <text:p text:style-name="P90">Chester Cheetah Chews Cheeps.</text:p>
            <text:p text:style-name="P90">end of file</text:p>
          </table:table-cell>
        </table:table-row>
        <table:table-row>
          <table:table-cell table:style-name="Таблица5.A2" office:value-type="string">
            <text:p text:style-name="P88">3</text:p>
          </table:table-cell>
          <table:table-cell table:style-name="Таблица5.B2" office:value-type="string">
            <text:p text:style-name="P89">Creatures Increase Beautys Fairest Desire Thereby Rose Never Die From We That From Might We We </text:p>
            <text:p text:style-name="P89">decease memory contracted eyes riper should time riper tender heir bear thou thou thine thine But as the by His might his but <text:soft-page-break/>but to own bright but </text:p>
            <text:p text:style-name="P89">substantial flame Feed flame flame fuel flame thy light thy with self st s </text:p>
            <text:p text:style-name="P89">Abundance Famine Making Where Lies A </text:p>
            <text:p text:style-name="P89">Cheetah Chester Cheeps Chews </text:p>
            <text:p text:style-name="P89">end of file</text:p>
          </table:table-cell>
        </table:table-row>
        <table:table-row>
          <table:table-cell table:style-name="Таблица5.A2" office:value-type="string">
            <text:p text:style-name="P88">4</text:p>
          </table:table-cell>
          <table:table-cell table:style-name="Таблица5.B2" office:value-type="string">
            <text:p text:style-name="P89">From: 2; We: 3;</text:p>
            <text:p text:style-name="P89">riper: 2; but: 3; thou: 2; thine: 2;</text:p>
            <text:p text:style-name="P89">flame: 4; thy: 2;</text:p>
            <text:p text:style-name="P89">Повторений нет</text:p>
            <text:p text:style-name="P89">Повторений нет</text:p>
            <text:p text:style-name="P89">end of file</text:p>
          </table:table-cell>
        </table:table-row>
        <table:table-row>
          <table:table-cell table:style-name="Таблица5.A2" office:value-type="string">
            <text:p text:style-name="P88">5</text:p>
          </table:table-cell>
          <table:table-cell table:style-name="Таблица5.B2" office:value-type="string">
            <text:p text:style-name="P89">*??*</text:p>
            <text:p text:style-name="P89">*??*</text:p>
            <text:p text:style-name="P89">*?*</text:p>
            <text:p text:style-name="P89">*?*</text:p>
            <text:p text:style-name="P89">che??*</text:p>
            <text:p text:style-name="P89">end of file</text:p>
          </table:table-cell>
        </table:table-row>
      </table:table>
      <text:p text:style-name="P21"/>
      <text:p text:style-name="P64">заключение</text:p>
      <text:p text:style-name="P68"/>
      <text:p text:style-name="P73">В ходе работы была написана программа обрабатывающая исходный текст по запросу пользователя. Были написаны функции, которые позволяют обработать текст или предложение. Все функции классифицированы на два основных типа и разбиты по соответствующим файлам. Для сборки программы написан <text:span text:style-name="T57">Makefile</text:span>. Были закреплены знания по использованию функций стандартной библиотеки для работы с широкими символами и строками.</text:p>
      <text:p text:style-name="P69"/>
      <text:p text:style-name="P65">список использованных источников</text:p>
      <text:p text:style-name="P74">1. Документация к языку C++ // Reference — C++ Reference. URL: http://www.cplusplus.com/reference/</text:p>
      <text:p text:style-name="P64">приложение А</text:p>
      <text:p text:style-name="P8">ИСХОДНЫЙ КОД</text:p>
      <text:p text:style-name="P19">Файл: main.c</text:p>
      <text:p text:style-name="P60">#include "sentence.h"</text:p>
      <text:p text:style-name="P60">#include "text.h"</text:p>
      <text:p text:style-name="P60"/>
      <text:p text:style-name="P60">void menu(){</text:p>
      <text:p text:style-name="P60"><text:s text:c="4"/>wprintf(L"\nВам предложено меню, выберите требуемую функцию нажатием вводом соответствующей цифры\n");</text:p>
      <text:p text:style-name="P60"><text:s text:c="4"/>wprintf(L"0: Повтор меню\n");</text:p>
      <text:p text:style-name="P60"><text:s text:c="4"/>wprintf(L"1: Вывод текста\n");</text:p>
      <text:p text:style-name="P60"><text:s text:c="4"/>wprintf(L"2: Формат. Удаление предложений в которых есть слова начинающиеся с маленькой буквы\n");</text:p>
      <text:p text:style-name="P60"><text:s text:c="4"/>wprintf(L"3: Формат. Сортировка слов в предложениях по количеству гласных букв\n");</text:p>
      <text:p text:style-name="P60"><text:s text:c="4"/>wprintf(L"4: Формат. Вывод повторяющихся слов, а также количество повторений\n");</text:p>
      <text:p text:style-name="P60"><text:s text:c="4"/>wprintf(L"5: Формат. Составление общей маски из слов в предложении\n");</text:p>
      <text:p text:style-name="P60"><text:s text:c="4"/>wprintf(L"6: Очистка формата\n");</text:p>
      <text:p text:style-name="P60"><text:s text:c="4"/>wprintf(L"7: Вывод формата\n");</text:p>
      <text:p text:style-name="P60"><text:s text:c="4"/>wprintf(L"Для выхода из программы нажмите enter или ctrl+c\n\n");</text:p>
      <text:p text:style-name="P60">}</text:p>
      <text:p text:style-name="P60"/>
      <text:p text:style-name="P60">int main(){</text:p>
      <text:p text:style-name="P60"><text:s text:c="4"/>setlocale(LC_CTYPE, "");</text:p>
      <text:p text:style-name="P60"/>
      <text:p text:style-name="P60"><text:s text:c="4"/>wprintf(L"Поместите требуемый для обработки текст в файл input.txt\n");</text:p>
      <text:p text:style-name="P60"><text:s text:c="4"/>wprintf(L"Если текст введен в требуемый файл, для продолжения нажмите введите \"y\" \n");</text:p>
      <text:p text:style-name="P60"><text:s text:c="4"/>wprintf(L"Если хотите выйти из программы, нажмите enter или ctrl+c\n");</text:p>
      <text:p text:style-name="P60"><text:s text:c="4"/>for(;;){</text:p>
      <text:p text:style-name="P60"><text:s text:c="8"/>wchar_t exitC = fgetwc(stdin);</text:p>
      <text:p text:style-name="P60"><text:s text:c="8"/>if (exitC == L'\n') return 0;</text:p>
      <text:p text:style-name="P60"><text:s text:c="8"/>ungetwc(exitC, stdin);</text:p>
      <text:p text:style-name="P60"><text:s text:c="8"/>wchar_t f = fgetwc(stdin);</text:p>
      <text:p text:style-name="P60"><text:s text:c="8"/>wchar_t inpC = fgetwc(stdin);</text:p>
      <text:p text:style-name="P60"><text:s text:c="8"/>if (inpC == L'\n'){</text:p>
      <text:p text:style-name="P60"><text:s text:c="12"/>if (f == L'y') break;</text:p>
      <text:p text:style-name="P60"><text:s text:c="12"/>else continue;</text:p>
      <text:p text:style-name="P60"><text:s text:c="8"/>}</text:p>
      <text:p text:style-name="P60"><text:s text:c="8"/>else{</text:p>
      <text:p text:style-name="P60"><text:s text:c="12"/>do</text:p>
      <text:p text:style-name="P60"><text:s text:c="16"/>inpC = fgetwc(stdin);</text:p>
      <text:p text:style-name="P60"><text:s text:c="12"/>while (inpC != L'\n');</text:p>
      <text:p text:style-name="P60"><text:s text:c="12"/>wprintf(L"Wrong input\n");</text:p>
      <text:p text:style-name="P60"><text:s text:c="12"/>continue;</text:p>
      <text:p text:style-name="P60"><text:s text:c="8"/>}</text:p>
      <text:p text:style-name="P60"><text:s text:c="4"/>}</text:p>
      <text:p text:style-name="P60"><text:s text:c="4"/>putwc(L'\n', stdout);</text:p>
      <text:p text:style-name="P60"/>
      <text:p text:style-name="P60"><text:s text:c="8"/></text:p>
      <text:p text:style-name="P60"><text:s text:c="4"/>struct Text input;</text:p>
      <text:p text:style-name="P60"><text:s text:c="4"/>struct Text format;</text:p>
      <text:p text:style-name="P60"><text:s text:c="4"/>int formatInd = 0;</text:p>
      <text:p text:style-name="P60"><text:s text:c="4"/>readText(&amp;input);</text:p>
      <text:p text:style-name="P60"/>
      <text:p text:style-name="P60"><text:s text:c="4"/>menu();</text:p>
      <text:p text:style-name="P60"/>
      <text:p text:style-name="P60"><text:s text:c="4"/></text:p>
      <text:p text:style-name="P60"><text:s text:c="4"/>for(;;){</text:p>
      <text:p text:style-name="P60"/>
      <text:p text:style-name="P60"><text:soft-page-break/><text:s text:c="8"/>int f;</text:p>
      <text:p text:style-name="P60"><text:s text:c="8"/>wchar_t exitC = fgetwc(stdin);</text:p>
      <text:p text:style-name="P60"><text:s text:c="8"/>if (exitC == L'\n') break;</text:p>
      <text:p text:style-name="P60"><text:s text:c="8"/>ungetwc(exitC, stdin);</text:p>
      <text:p text:style-name="P60"><text:s text:c="8"/>wscanf(L"%d", &amp;f);</text:p>
      <text:p text:style-name="P60"><text:s text:c="8"/>wchar_t inpC = fgetwc(stdin);</text:p>
      <text:p text:style-name="P60"><text:s text:c="8"/>if (inpC == L'\n'){</text:p>
      <text:p text:style-name="P60"/>
      <text:p text:style-name="P60"><text:s text:c="12"/>switch (f){</text:p>
      <text:p text:style-name="P60"><text:s text:c="16"/>case 0:</text:p>
      <text:p text:style-name="P60"><text:s text:c="20"/>menu();</text:p>
      <text:p text:style-name="P60"><text:s text:c="20"/>break;</text:p>
      <text:p text:style-name="P60"/>
      <text:p text:style-name="P60"><text:s text:c="16"/>case 1:</text:p>
      <text:p text:style-name="P60"><text:s text:c="20"/>printText(input);</text:p>
      <text:p text:style-name="P60"><text:s text:c="20"/>putwc(L'\n', stdout);</text:p>
      <text:p text:style-name="P60"><text:s text:c="20"/>break;</text:p>
      <text:p text:style-name="P60"/>
      <text:p text:style-name="P60"><text:s text:c="16"/>case 2:</text:p>
      <text:p text:style-name="P60"><text:s text:c="20"/>if (formatInd) { wprintf(L"Требуется очистка формата\n"); putwc(L'\n', stdout); }</text:p>
      <text:p text:style-name="P60"><text:s text:c="20"/>else{</text:p>
      <text:p text:style-name="P60"><text:s text:c="24"/>textCaps(input, &amp;format);</text:p>
      <text:p text:style-name="P60"><text:s text:c="24"/>formatInd = 1;</text:p>
      <text:p text:style-name="P60"><text:s text:c="24"/>putwc(L'\n', stdout);</text:p>
      <text:p text:style-name="P60"><text:s text:c="20"/>}</text:p>
      <text:p text:style-name="P60"><text:s text:c="20"/>break;</text:p>
      <text:p text:style-name="P60"/>
      <text:p text:style-name="P60"><text:s text:c="16"/>case 3:</text:p>
      <text:p text:style-name="P60"><text:s text:c="20"/>if (formatInd) { wprintf(L"Требуется очистка формата\n"); putwc(L'\n', stdout); }</text:p>
      <text:p text:style-name="P60"><text:s text:c="20"/>else{</text:p>
      <text:p text:style-name="P60"><text:s text:c="24"/>textVowSort(input, &amp;format);</text:p>
      <text:p text:style-name="P60"><text:s text:c="24"/>formatInd = 1;</text:p>
      <text:p text:style-name="P60"><text:s text:c="24"/>putwc(L'\n', stdout);</text:p>
      <text:p text:style-name="P60"><text:s text:c="20"/>}</text:p>
      <text:p text:style-name="P60"><text:s text:c="20"/>break;</text:p>
      <text:p text:style-name="P60"/>
      <text:p text:style-name="P60"><text:s text:c="16"/>case 4:</text:p>
      <text:p text:style-name="P60"><text:s text:c="20"/>if (formatInd) { wprintf(L"Требуется очистка формата\n"); putwc(L'\n', stdout); }</text:p>
      <text:p text:style-name="P60"><text:s text:c="20"/>else{</text:p>
      <text:p text:style-name="P60"><text:s text:c="24"/>textWordsCount(input, &amp;format);</text:p>
      <text:p text:style-name="P60"><text:s text:c="24"/>formatInd = 1;</text:p>
      <text:p text:style-name="P60"><text:s text:c="24"/>putwc(L'\n', stdout);</text:p>
      <text:p text:style-name="P60"><text:s text:c="20"/>}</text:p>
      <text:p text:style-name="P60"><text:s text:c="20"/>break;</text:p>
      <text:p text:style-name="P60"/>
      <text:p text:style-name="P60"><text:s text:c="16"/>case 5:</text:p>
      <text:p text:style-name="P60"><text:s text:c="20"/>if (formatInd) { wprintf(L"Требуется очистка формата\n"); putwc(L'\n', stdout); }</text:p>
      <text:p text:style-name="P60"><text:s text:c="20"/>else{</text:p>
      <text:p text:style-name="P60"><text:s text:c="24"/>textPattern(input, &amp;format);</text:p>
      <text:p text:style-name="P60"><text:s text:c="24"/>formatInd = 1;</text:p>
      <text:p text:style-name="P60"><text:s text:c="24"/>putwc(L'\n', stdout);</text:p>
      <text:p text:style-name="P60"><text:s text:c="20"/>}</text:p>
      <text:p text:style-name="P60"><text:s text:c="20"/>break;</text:p>
      <text:p text:style-name="P60"/>
      <text:p text:style-name="P60"><text:s text:c="16"/>case 6: </text:p>
      <text:p text:style-name="P60"><text:s text:c="20"/>if (formatInd){</text:p>
      <text:p text:style-name="P60"><text:s text:c="24"/>cleanText(format);</text:p>
      <text:p text:style-name="P60"><text:s text:c="24"/>wprintf(L"Формат очищен\n");</text:p>
      <text:p text:style-name="P60"><text:s text:c="24"/>formatInd = 0;</text:p>
      <text:p text:style-name="P60"><text:s text:c="24"/>putwc(L'\n', stdout);</text:p>
      <text:p text:style-name="P60"><text:s text:c="20"/>}</text:p>
      <text:p text:style-name="P60"><text:soft-page-break/><text:s text:c="20"/>else { wprintf(L"Формат пуст\n"); putwc(L'\n', stdout); }</text:p>
      <text:p text:style-name="P60"><text:s text:c="20"/>break;</text:p>
      <text:p text:style-name="P60"/>
      <text:p text:style-name="P60"><text:s text:c="16"/>case 7:</text:p>
      <text:p text:style-name="P60"><text:s text:c="20"/>if (!formatInd) { wprintf(L"Формат пуст\n"); putwc(L'\n', stdout); } </text:p>
      <text:p text:style-name="P60"><text:s text:c="20"/>else{ <text:s text:c="19"/></text:p>
      <text:p text:style-name="P60"><text:s text:c="24"/>printText(format);</text:p>
      <text:p text:style-name="P60"><text:s text:c="24"/>putwc(L'\n', stdout);</text:p>
      <text:p text:style-name="P60"><text:s text:c="20"/>}</text:p>
      <text:p text:style-name="P60"><text:s text:c="20"/>break;</text:p>
      <text:p text:style-name="P60"/>
      <text:p text:style-name="P60"><text:s text:c="16"/>default: wprintf(L"Wrong function\n"); <text:s/>break;</text:p>
      <text:p text:style-name="P60"><text:s text:c="12"/>}</text:p>
      <text:p text:style-name="P60"/>
      <text:p text:style-name="P60"><text:s text:c="8"/>}</text:p>
      <text:p text:style-name="P60"><text:s text:c="8"/>else{</text:p>
      <text:p text:style-name="P60"><text:s text:c="12"/>do</text:p>
      <text:p text:style-name="P60"><text:s text:c="16"/>inpC = fgetwc(stdin);</text:p>
      <text:p text:style-name="P60"><text:s text:c="12"/>while (inpC != L'\n');</text:p>
      <text:p text:style-name="P60"><text:s text:c="12"/>wprintf(L"Wrong input\n");</text:p>
      <text:p text:style-name="P60"><text:s text:c="12"/>continue;</text:p>
      <text:p text:style-name="P60"><text:s text:c="8"/>}</text:p>
      <text:p text:style-name="P60"><text:s text:c="4"/>}</text:p>
      <text:p text:style-name="P60"><text:s text:c="4"/>return 0;</text:p>
      <text:p text:style-name="P60">}</text:p>
      <text:p text:style-name="P54"/>
      <text:p text:style-name="P55">Файл: text.c</text:p>
      <text:p text:style-name="P60">#include "text.h"</text:p>
      <text:p text:style-name="P60">#include "sentence.h"</text:p>
      <text:p text:style-name="P60"/>
      <text:p text:style-name="P60"><text:s text:c="4"/>// INPUT OUTPUT</text:p>
      <text:p text:style-name="P60">int sentenceTest(struct Sentence sent, struct Text text)</text:p>
      <text:p text:style-name="P60"><text:s text:c="4"/>{</text:p>
      <text:p text:style-name="P60"><text:s text:c="4"/>int count = 0;</text:p>
      <text:p text:style-name="P60"><text:s text:c="4"/>for (int i = 0; i &lt; text.sizeText; i++){</text:p>
      <text:p text:style-name="P60"><text:s text:c="8"/>if (sent.sizeSentence != text.text[i].sizeSentence) continue;</text:p>
      <text:p text:style-name="P60"><text:s text:c="8"/>for (int j = 0; j &lt; sent.sizeSentence; j++){</text:p>
      <text:p text:style-name="P60"><text:s text:c="12"/>if (towupper(sent.sentence[j]) != towupper(text.text[i].sentence[j])) break;</text:p>
      <text:p text:style-name="P60"><text:s text:c="8"/>}</text:p>
      <text:p text:style-name="P60"><text:s text:c="4"/>count++;</text:p>
      <text:p text:style-name="P60"><text:s text:c="4"/>}</text:p>
      <text:p text:style-name="P60"><text:s text:c="4"/>if (count) return 1;</text:p>
      <text:p text:style-name="P60"><text:s text:c="4"/>else return 0;</text:p>
      <text:p text:style-name="P60">}</text:p>
      <text:p text:style-name="P60"/>
      <text:p text:style-name="P60"/>
      <text:p text:style-name="P60">int readText(struct Text* text){</text:p>
      <text:p text:style-name="P60"><text:s text:c="4"/>setlocale(LC_CTYPE, "");</text:p>
      <text:p text:style-name="P60"/>
      <text:p text:style-name="P60"><text:s text:c="4"/>wprintf(L"Открытие файла: ");</text:p>
      <text:p text:style-name="P60"><text:s text:c="4"/>FILE* file = fopen("input.txt", "r");</text:p>
      <text:p text:style-name="P60"><text:s text:c="4"/>if (file == NULL) { wprintf(L"Ошибка.\n"); return -1;}</text:p>
      <text:p text:style-name="P60"><text:s text:c="4"/>else wprintf(L"Выполнено\n");</text:p>
      <text:p text:style-name="P60"/>
      <text:p text:style-name="P60"><text:s text:c="4"/>text-&gt;memText = 6;</text:p>
      <text:p text:style-name="P60"><text:s text:c="4"/>text-&gt;text = (struct Sentence*) malloc(text-&gt;memText * sizeof(struct Sentence));</text:p>
      <text:p text:style-name="P60"/>
      <text:p text:style-name="P60"><text:s text:c="4"/>readSentence(&amp;(text-&gt;text)[0], file);</text:p>
      <text:p text:style-name="P60"/>
      <text:p text:style-name="P60"><text:s text:c="4"/>for(text-&gt;sizeText = 1; wcscmp((text-&gt;text)[text-&gt;sizeText-1].sentence, END); text-&gt;sizeText++){</text:p>
      <text:p text:style-name="P60"><text:soft-page-break/><text:tab/><text:tab/>// Выделение памяти по надобности.</text:p>
      <text:p text:style-name="P60"><text:s text:c="8"/>if (text-&gt;sizeText % 5 == 0){</text:p>
      <text:p text:style-name="P60"><text:s text:c="12"/>text-&gt;memText += 5;</text:p>
      <text:p text:style-name="P60"><text:s text:c="12"/>struct Sentence* textBuff = (struct Sentence*) realloc(text-&gt;text, text-&gt;memText * sizeof(struct Sentence));</text:p>
      <text:p text:style-name="P60"><text:s text:c="12"/>if (textBuff == NULL) return -1; // -1 - TEXT REALLOC ERROR</text:p>
      <text:p text:style-name="P60"><text:s text:c="12"/>else text-&gt;text = textBuff;</text:p>
      <text:p text:style-name="P60"><text:s text:c="8"/>}</text:p>
      <text:p text:style-name="P60"><text:s text:c="8"/>struct Sentence tmp;</text:p>
      <text:p text:style-name="P60"><text:s text:c="8"/>readSentence(&amp;tmp, file);</text:p>
      <text:p text:style-name="P60"><text:s text:c="8"/>int i = sentenceTest(tmp, *text);</text:p>
      <text:p text:style-name="P60"><text:s text:c="8"/>if (i) text-&gt;sizeText--;</text:p>
      <text:p text:style-name="P60"><text:s text:c="8"/>else text-&gt;text[text-&gt;sizeText] = tmp;</text:p>
      <text:p text:style-name="P60"><text:s text:c="8"/>//readSentence(&amp;((text-&gt;text)[text-&gt;sizeText]), file);</text:p>
      <text:p text:style-name="P60"><text:s text:c="8"/>(text-&gt;text)[text-&gt;sizeText + 1].sentence = NULL;</text:p>
      <text:p text:style-name="P60"><text:s text:c="4"/>}</text:p>
      <text:p text:style-name="P60"><text:s text:c="4"/>wprintf(L"Чтение файла закончено\n");</text:p>
      <text:p text:style-name="P60"/>
      <text:p text:style-name="P60"><text:s text:c="4"/>wprintf(L"Закрытие файла: ");</text:p>
      <text:p text:style-name="P60"><text:s text:c="4"/>if (fclose (file) == WEOF) wprintf(L"Ошибка\n");</text:p>
      <text:p text:style-name="P60"><text:s text:c="4"/>else wprintf (L"Выполнено\n");</text:p>
      <text:p text:style-name="P60"/>
      <text:p text:style-name="P60"><text:s text:c="4"/>if(text-&gt;sizeText == 1){</text:p>
      <text:p text:style-name="P60"><text:s text:c="8"/>(text-&gt;text)[0].sentence = L"file is empty";</text:p>
      <text:p text:style-name="P60"><text:s text:c="4"/>} </text:p>
      <text:p text:style-name="P60"/>
      <text:p text:style-name="P60"><text:s text:c="4"/>return text-&gt;sizeText;</text:p>
      <text:p text:style-name="P60">}</text:p>
      <text:p text:style-name="P60"/>
      <text:p text:style-name="P60"/>
      <text:p text:style-name="P60">int printText(struct Text text){</text:p>
      <text:p text:style-name="P60"><text:s text:c="4"/>int i;</text:p>
      <text:p text:style-name="P60"><text:s text:c="4"/>for(i = 0; i &lt; text.sizeText/*text.text[i].sentence*/; i++) printSentence(text.text[i]);</text:p>
      <text:p text:style-name="P60"><text:s text:c="4"/>return i;</text:p>
      <text:p text:style-name="P60">}</text:p>
      <text:p text:style-name="P60"/>
      <text:p text:style-name="P60"/>
      <text:p text:style-name="P60"><text:s text:c="4"/>// FORMAT</text:p>
      <text:p text:style-name="P60">int cleanText(struct Text format){</text:p>
      <text:p text:style-name="P60"><text:s text:c="4"/>for(int i = 0; i &lt; format.sizeText-1; i++) free(format.text[i].sentence);</text:p>
      <text:p text:style-name="P60"><text:s text:c="4"/>free(format.text);</text:p>
      <text:p text:style-name="P60"><text:s text:c="4"/>return 0;</text:p>
      <text:p text:style-name="P60">}</text:p>
      <text:p text:style-name="P60"/>
      <text:p text:style-name="P60"/>
      <text:p text:style-name="P60">int textCaps(const struct Text input, struct Text* output){</text:p>
      <text:p text:style-name="P60"><text:s text:c="4"/>output-&gt;memText = 1;</text:p>
      <text:p text:style-name="P60"><text:s text:c="4"/>output-&gt;sizeText = 0;</text:p>
      <text:p text:style-name="P60"><text:s text:c="4"/>wprintf(L"Выделение памяти: ");</text:p>
      <text:p text:style-name="P60"><text:s text:c="4"/>struct Sentence* buffer = malloc(sizeof(struct Sentence));</text:p>
      <text:p text:style-name="P60"><text:s text:c="4"/>if (buffer == NULL) { wprintf(L"Ошибка\n"); return -1;}</text:p>
      <text:p text:style-name="P60"><text:s text:c="4"/>else { output-&gt;text = buffer; wprintf(L"Выполнено\n"); }</text:p>
      <text:p text:style-name="P60"><text:s text:c="4"/>wprintf(L"Форматирование: ");</text:p>
      <text:p text:style-name="P60"><text:s text:c="4"/>for (int i = 0; i &lt; input.sizeText-1; i++){</text:p>
      <text:p text:style-name="P60"><text:s text:c="8"/>if (sentenceCaps(input.text[i])){</text:p>
      <text:p text:style-name="P60"><text:s text:c="12"/>output-&gt;memText++;</text:p>
      <text:p text:style-name="P60"><text:s text:c="12"/>buffer = realloc(output-&gt;text, output-&gt;memText*sizeof(struct Sentence));</text:p>
      <text:p text:style-name="P60"><text:s text:c="12"/>if (buffer == NULL) { wprintf(L"Ошибка\n"); return -1; }</text:p>
      <text:p text:style-name="P60"><text:s text:c="12"/>else output-&gt;text = buffer;</text:p>
      <text:p text:style-name="P60"><text:s text:c="12"/>//output-&gt;text[output-&gt;sizeText] = input.text[i];</text:p>
      <text:p text:style-name="P60"><text:s text:c="12"/>output-&gt;text[output-&gt;sizeText].memSentence = input.text[i].memSentence;</text:p>
      <text:p text:style-name="P60"><text:soft-page-break/><text:s text:c="12"/>output-&gt;text[output-&gt;sizeText].sizeSentence = input.text[i].sizeSentence;</text:p>
      <text:p text:style-name="P60"><text:s text:c="12"/>wchar_t* strBuffer = malloc(input.text[i].memSentence * sizeof(wchar_t));</text:p>
      <text:p text:style-name="P60"><text:s text:c="12"/>if (strBuffer == NULL) { wprintf(L"Ошибка\n"); return -1; }</text:p>
      <text:p text:style-name="P60"><text:s text:c="12"/>output-&gt;text[output-&gt;sizeText].sentence = strBuffer;</text:p>
      <text:p text:style-name="P60"><text:s text:c="12"/>wcscpy(output-&gt;text[output-&gt;sizeText].sentence, input.text[i].sentence);</text:p>
      <text:p text:style-name="P60"><text:s text:c="12"/>output-&gt;sizeText++;</text:p>
      <text:p text:style-name="P60"><text:s text:c="8"/>}</text:p>
      <text:p text:style-name="P60"><text:s text:c="4"/>}</text:p>
      <text:p text:style-name="P60"><text:s text:c="4"/>wprintf(L"Выполнено\n");</text:p>
      <text:p text:style-name="P60"><text:s text:c="4"/>output-&gt;text[output-&gt;sizeText++] = input.text[input.sizeText-1];</text:p>
      <text:p text:style-name="P60"><text:s text:c="4"/>return 0;</text:p>
      <text:p text:style-name="P60">}</text:p>
      <text:p text:style-name="P60"/>
      <text:p text:style-name="P60"/>
      <text:p text:style-name="P60">int textVowSort(const struct Text input, struct Text* output){</text:p>
      <text:p text:style-name="P60"><text:s text:c="4"/>output-&gt;memText = input.memText;</text:p>
      <text:p text:style-name="P60"><text:s text:c="4"/>output-&gt;sizeText = input.sizeText;</text:p>
      <text:p text:style-name="P60"><text:s text:c="4"/>wprintf(L"Выделение памяти: ");</text:p>
      <text:p text:style-name="P60"><text:s text:c="4"/>struct Sentence* buffer = malloc(output-&gt;memText*sizeof(struct Sentence));</text:p>
      <text:p text:style-name="P60"><text:s text:c="4"/>if (buffer == NULL) { wprintf(L"Ошибка\n"); return -1; }</text:p>
      <text:p text:style-name="P60"><text:s text:c="4"/>else output-&gt;text = buffer; wprintf(L"Выполнено\n");</text:p>
      <text:p text:style-name="P60"><text:s text:c="4"/>wprintf(L"Форматирование: ");</text:p>
      <text:p text:style-name="P60"><text:s text:c="4"/>for(int i =0; i &lt; input.sizeText-1; i++)</text:p>
      <text:p text:style-name="P60"><text:s text:c="8"/>output-&gt;text[i].sentence = vowSort(input.text[i]);</text:p>
      <text:p text:style-name="P60"><text:s text:c="4"/>output-&gt;text[output-&gt;sizeText-1].sentence = END;</text:p>
      <text:p text:style-name="P60"><text:s text:c="4"/>wprintf(L"Выполнено\n");</text:p>
      <text:p text:style-name="P60"><text:s text:c="4"/>return 0;</text:p>
      <text:p text:style-name="P60">}</text:p>
      <text:p text:style-name="P60"/>
      <text:p text:style-name="P60"/>
      <text:p text:style-name="P60">int textWordsCount(const struct Text input, struct Text* output){</text:p>
      <text:p text:style-name="P60"><text:s text:c="4"/>output-&gt;memText = input.memText;</text:p>
      <text:p text:style-name="P60"><text:s text:c="4"/>output-&gt;sizeText = input.sizeText;</text:p>
      <text:p text:style-name="P60"><text:s text:c="4"/>wprintf(L"Выделение памяти: ");</text:p>
      <text:p text:style-name="P60"><text:s text:c="4"/>struct Sentence* buffer = malloc(output-&gt;memText*sizeof(struct Sentence));</text:p>
      <text:p text:style-name="P60"><text:s text:c="4"/>if (buffer == NULL) { wprintf(L"Ошибка\n"); return -1; }</text:p>
      <text:p text:style-name="P60"><text:s text:c="4"/>else output-&gt;text = buffer; wprintf(L"Выполнено\n");</text:p>
      <text:p text:style-name="P60"><text:s text:c="4"/>wprintf(L"Форматирование: ");</text:p>
      <text:p text:style-name="P60"><text:s text:c="4"/>for(int i =0; i &lt; input.sizeText-1; i++){</text:p>
      <text:p text:style-name="P60"><text:s text:c="8"/>output-&gt;text[i] = wordsCount(input.text[i]);</text:p>
      <text:p text:style-name="P60"><text:s text:c="4"/>}</text:p>
      <text:p text:style-name="P60"><text:s text:c="4"/>output-&gt;text[output-&gt;sizeText-1].sentence = END;</text:p>
      <text:p text:style-name="P60"><text:s text:c="4"/>wprintf(L"Выполнено\n");</text:p>
      <text:p text:style-name="P60"><text:s text:c="4"/>return 0;</text:p>
      <text:p text:style-name="P60">}</text:p>
      <text:p text:style-name="P60"/>
      <text:p text:style-name="P60"/>
      <text:p text:style-name="P60">int textPattern(const struct Text input, struct Text* output){</text:p>
      <text:p text:style-name="P60"><text:s text:c="4"/>//setlocale(LC_CTYPE, "");</text:p>
      <text:p text:style-name="P60"><text:s text:c="4"/>output-&gt;memText = input.memText;</text:p>
      <text:p text:style-name="P60"><text:s text:c="4"/>output-&gt;sizeText = input.sizeText;</text:p>
      <text:p text:style-name="P60"><text:s text:c="4"/>wprintf(L"Выделение памяти: ");</text:p>
      <text:p text:style-name="P60"><text:s text:c="4"/>struct Sentence* buffer = malloc(output-&gt;memText*sizeof(struct Sentence));</text:p>
      <text:p text:style-name="P60"><text:s text:c="4"/>if (buffer == NULL) { wprintf(L"Ошибка\n"); return -1; }</text:p>
      <text:p text:style-name="P60"><text:s text:c="4"/>else output-&gt;text = buffer; wprintf(L"Выполнено\n");</text:p>
      <text:p text:style-name="P60"><text:s text:c="4"/>wprintf(L"Форматирование: ");</text:p>
      <text:p text:style-name="P60"><text:s text:c="4"/>for(int i =0; i &lt; input.sizeText-1; i++){</text:p>
      <text:p text:style-name="P60"><text:s text:c="8"/>output-&gt;text[i] = strPattern(input.text[i]);</text:p>
      <text:p text:style-name="P60"><text:s text:c="4"/>}</text:p>
      <text:p text:style-name="P60"><text:s text:c="4"/>output-&gt;text[output-&gt;sizeText-1].sentence = END;</text:p>
      <text:p text:style-name="P60"><text:s text:c="4"/>wprintf(L"Выполнено\n");</text:p>
      <text:p text:style-name="P60"><text:soft-page-break/><text:s text:c="4"/>return 0;</text:p>
      <text:p text:style-name="P60">}</text:p>
      <text:p text:style-name="P60"/>
      <text:p text:style-name="P56">Файл: text.h</text:p>
      <text:p text:style-name="P61">#include &lt;stdlib.h&gt;</text:p>
      <text:p text:style-name="P61">#include &lt;stdio.h&gt;</text:p>
      <text:p text:style-name="P61"/>
      <text:p text:style-name="P61"/>
      <text:p text:style-name="P61">struct Text{</text:p>
      <text:p text:style-name="P61"><text:s text:c="4"/>struct Sentence* text;</text:p>
      <text:p text:style-name="P61"><text:s text:c="4"/>int memText;</text:p>
      <text:p text:style-name="P61"><text:s text:c="4"/>int sizeText;</text:p>
      <text:p text:style-name="P61">};</text:p>
      <text:p text:style-name="P61"/>
      <text:p text:style-name="P61">int sentenceTest(struct Sentence sent, struct Text text);</text:p>
      <text:p text:style-name="P61">int readText(struct Text* text);</text:p>
      <text:p text:style-name="P61">int printText(struct Text text);</text:p>
      <text:p text:style-name="P61"/>
      <text:p text:style-name="P61"><text:tab/>// Format text</text:p>
      <text:p text:style-name="P61">int cleanText(struct Text format);</text:p>
      <text:p text:style-name="P61">int textCaps(const struct Text input, struct Text* output);</text:p>
      <text:p text:style-name="P61">int textVowSort(const struct Text input, struct Text* output);</text:p>
      <text:p text:style-name="P61">int textWordsCount(const struct Text input, struct Text* output);</text:p>
      <text:p text:style-name="P61">int textPattern(const struct Text input, struct Text* output);</text:p>
      <text:p text:style-name="P61"/>
      <text:p text:style-name="P57">Файл: sentence.c</text:p>
      <text:p text:style-name="P61">#include "sentence.h"</text:p>
      <text:p text:style-name="P61"/>
      <text:p text:style-name="P61"/>
      <text:p text:style-name="P61"><text:s text:c="4"/>// INPUT OUTPUT </text:p>
      <text:p text:style-name="P61"/>
      <text:p text:style-name="P61">int readSentence(struct Sentence* sent, FILE* file){</text:p>
      <text:p text:style-name="P61"><text:s text:c="4"/>setlocale(LC_CTYPE, "");</text:p>
      <text:p text:style-name="P61"/>
      <text:p text:style-name="P61"><text:s text:c="4"/>if (file == NULL) { wprintf(L"Ошибка.\n"); return -1; }</text:p>
      <text:p text:style-name="P61"/>
      <text:p text:style-name="P61"><text:s text:c="4"/>sent-&gt;memSentence = 12;</text:p>
      <text:p text:style-name="P61"><text:s text:c="4"/>sent-&gt;sentence = (wchar_t*) malloc(sent-&gt;memSentence * sizeof(wchar_t));</text:p>
      <text:p text:style-name="P61"><text:s text:c="4"/>if (sent-&gt;sentence == NULL) { wprintf(L"Ошибка.\n"); return -2;} // MALLOC ERROR</text:p>
      <text:p text:style-name="P61"/>
      <text:p text:style-name="P61"><text:s text:c="4"/>wchar_t inpC;</text:p>
      <text:p text:style-name="P61"><text:s text:c="4"/>do</text:p>
      <text:p text:style-name="P61"><text:s text:c="8"/>inpC = fgetwc(file);<text:tab/><text:tab/><text:tab/><text:tab/><text:tab/></text:p>
      <text:p text:style-name="P61"><text:s text:c="4"/>while(inpC == L' ' || inpC == L'\t' || inpC == L'\n');</text:p>
      <text:p text:style-name="P61"/>
      <text:p text:style-name="P61"><text:s text:c="4"/>*(sent-&gt;sentence) = inpC;</text:p>
      <text:p text:style-name="P61"><text:s text:c="4"/>for(sent-&gt;sizeSentence = 1; inpC != L'.' &amp;&amp; inpC != L'?' &amp;&amp; inpC != L'!' &amp;&amp; inpC != WEOF; sent-&gt;sizeSentence++){</text:p>
      <text:p text:style-name="P61"><text:tab/><text:tab/> <text:s text:c="3"/>// Выделение памяти по надобности</text:p>
      <text:p text:style-name="P61"><text:s text:c="8"/>if (sent-&gt;sizeSentence % 10 == 0){</text:p>
      <text:p text:style-name="P61"><text:s text:c="12"/>sent-&gt;memSentence += 10;</text:p>
      <text:p text:style-name="P61"><text:s text:c="12"/>wchar_t* sentenceBuff = (wchar_t*) realloc(sent-&gt;sentence, sent-&gt;memSentence * sizeof(wchar_t));</text:p>
      <text:p text:style-name="P61"><text:s text:c="12"/>if (sentenceBuff == NULL) { wprintf(L"Ошибка расширения памяти.\n"); return -3; } // SENTENCE REALLOC ERROR</text:p>
      <text:p text:style-name="P61"><text:s text:c="12"/>else sent-&gt;sentence = sentenceBuff;</text:p>
      <text:p text:style-name="P61"><text:s text:c="8"/>}</text:p>
      <text:p text:style-name="P61"><text:s text:c="8"/>inpC = fgetwc(file);</text:p>
      <text:p text:style-name="P61"><text:s text:c="8"/>if (inpC == '\n' || inpC == '\t') inpC = ' ';</text:p>
      <text:p text:style-name="P61"><text:s text:c="8"/>(sent-&gt;sentence)[sent-&gt;sizeSentence] = inpC;</text:p>
      <text:p text:style-name="P61"><text:s text:c="8"/>(sent-&gt;sentence)[sent-&gt;sizeSentence + 1] = 0;</text:p>
      <text:p text:style-name="P61"><text:soft-page-break/><text:s text:c="4"/>}</text:p>
      <text:p text:style-name="P61"><text:s text:c="4"/></text:p>
      <text:p text:style-name="P61"><text:s text:c="4"/>if (inpC == WEOF){</text:p>
      <text:p text:style-name="P61"><text:s text:c="8"/>free(sent-&gt;sentence); <text:s text:c="2"/></text:p>
      <text:p text:style-name="P61"><text:s text:c="8"/>sent-&gt;sentence = END;</text:p>
      <text:p text:style-name="P61"><text:s text:c="4"/>}</text:p>
      <text:p text:style-name="P61"/>
      <text:p text:style-name="P61"><text:s text:c="4"/>return 0;</text:p>
      <text:p text:style-name="P61">}</text:p>
      <text:p text:style-name="P61"/>
      <text:p text:style-name="P61">int printSentence(struct Sentence sent){</text:p>
      <text:p text:style-name="P61"><text:s text:c="4"/>wprintf(L"%ls\n", sent.sentence);</text:p>
      <text:p text:style-name="P61"><text:s text:c="4"/>return 0;</text:p>
      <text:p text:style-name="P61">}</text:p>
      <text:p text:style-name="P61"/>
      <text:p text:style-name="P61"/>
      <text:p text:style-name="P61"><text:s text:c="4"/>// FORMAT </text:p>
      <text:p text:style-name="P61"/>
      <text:p text:style-name="P61">int sentenceCaps(const struct Sentence sent){</text:p>
      <text:p text:style-name="P61"><text:s text:c="4"/>wchar_t* buffer = malloc(sent.memSentence*sizeof(wchar_t));</text:p>
      <text:p text:style-name="P61"><text:s text:c="4"/>wcscpy(buffer, sent.sentence);</text:p>
      <text:p text:style-name="P61"><text:s text:c="4"/>wchar_t* bufferPoint = buffer;</text:p>
      <text:p text:style-name="P61"><text:s text:c="4"/>wchar_t* word = wcstok(buffer, DEL, &amp;buffer);</text:p>
      <text:p text:style-name="P61"><text:s text:c="4"/>for(;word;){</text:p>
      <text:p text:style-name="P61"><text:s text:c="8"/>if (iswlower(*word)) return 0;</text:p>
      <text:p text:style-name="P61"><text:s text:c="8"/>word = wcstok(buffer, DEL, &amp;buffer);</text:p>
      <text:p text:style-name="P61"><text:s text:c="4"/>}</text:p>
      <text:p text:style-name="P61"><text:s text:c="4"/>free(bufferPoint);</text:p>
      <text:p text:style-name="P61"><text:s text:c="4"/>return 1; <text:s text:c="3"/></text:p>
      <text:p text:style-name="P61">}</text:p>
      <text:p text:style-name="P61"/>
      <text:p text:style-name="P61"/>
      <text:p text:style-name="P61"><text:s text:c="8"/>// Компаратор для vowSort</text:p>
      <text:p text:style-name="P61">int cmp(const void* a, const void* b){</text:p>
      <text:p text:style-name="P61"><text:s text:c="4"/>wchar_t* wordA = *(wchar_t**) a;</text:p>
      <text:p text:style-name="P61"><text:s text:c="4"/>wchar_t* wordB = *(wchar_t**) b;</text:p>
      <text:p text:style-name="P61"><text:s text:c="4"/>int countA = 0;</text:p>
      <text:p text:style-name="P61"><text:s text:c="4"/>int countB = 0;</text:p>
      <text:p text:style-name="P61"><text:s text:c="4"/>for (int i = 0; i &lt; wcslen(wordA); i++)</text:p>
      <text:p text:style-name="P61"><text:s text:c="8"/>if (wcschr(VOWELS, wordA[i])) countA++;</text:p>
      <text:p text:style-name="P61"><text:s text:c="4"/>for (int i = 0; i &lt; wcslen(wordB); i++)</text:p>
      <text:p text:style-name="P61"><text:s text:c="8"/>if (wcschr(VOWELS, wordB[i])) countB++;</text:p>
      <text:p text:style-name="P61"><text:s text:c="4"/>return countB - countA;</text:p>
      <text:p text:style-name="P61">}</text:p>
      <text:p text:style-name="P61"/>
      <text:p text:style-name="P61"/>
      <text:p text:style-name="P61">wchar_t* vowSort(struct Sentence sent){</text:p>
      <text:p text:style-name="P61"><text:s text:c="4"/>wchar_t** words = (wchar_t**) malloc(sizeof(wchar_t*));</text:p>
      <text:p text:style-name="P61"/>
      <text:p text:style-name="P61"><text:s text:c="4"/>wchar_t* buffer = malloc(sent.memSentence*sizeof(wchar_t)); // выделенная память buffer</text:p>
      <text:p text:style-name="P61"><text:s text:c="4"/>wcscpy(buffer, sent.sentence);</text:p>
      <text:p text:style-name="P61"><text:s text:c="4"/>void* bufferPoint = buffer; </text:p>
      <text:p text:style-name="P61"/>
      <text:p text:style-name="P61"><text:s text:c="4"/>wchar_t* word = wcstok(buffer, DEL, &amp;buffer);</text:p>
      <text:p text:style-name="P61"><text:s text:c="4"/>words[0] = word;</text:p>
      <text:p text:style-name="P61"><text:s text:c="4"/>int count;</text:p>
      <text:p text:style-name="P61"><text:s text:c="4"/>for (count = 1; word; count ++){</text:p>
      <text:p text:style-name="P61"><text:s text:c="8"/>wchar_t** wordsBuffer = (wchar_t**) realloc(words, (count+1)*sizeof(wchar_t*));</text:p>
      <text:p text:style-name="P61"><text:s text:c="8"/>if (wordsBuffer == NULL) return NULL;</text:p>
      <text:p text:style-name="P61"><text:s text:c="8"/>else words = wordsBuffer;</text:p>
      <text:p text:style-name="P61"><text:s text:c="8"/>word = wcstok(buffer, DEL, &amp;buffer);</text:p>
      <text:p text:style-name="P61"><text:soft-page-break/><text:s text:c="8"/>words[count] = word;</text:p>
      <text:p text:style-name="P61"><text:s text:c="4"/>}</text:p>
      <text:p text:style-name="P61"><text:s text:c="4"/>qsort(words, count-1, sizeof(wchar_t*), cmp);</text:p>
      <text:p text:style-name="P61"/>
      <text:p text:style-name="P61"><text:s text:c="4"/>wchar_t* res = calloc(sent.memSentence, sizeof(wchar_t));</text:p>
      <text:p text:style-name="P61"><text:s text:c="4"/>for (int i = 0; words[i]; i++) wcscat(wcscat(res, words[i]), L" ");</text:p>
      <text:p text:style-name="P61"/>
      <text:p text:style-name="P61"><text:s text:c="4"/>free(words);</text:p>
      <text:p text:style-name="P61"><text:s text:c="4"/>free(bufferPoint); </text:p>
      <text:p text:style-name="P61"><text:s text:c="4"/>return res; <text:s text:c="3"/></text:p>
      <text:p text:style-name="P61">}</text:p>
      <text:p text:style-name="P61"/>
      <text:p text:style-name="P61"/>
      <text:p text:style-name="P61">struct Sentence wordsCount(struct Sentence sent){</text:p>
      <text:p text:style-name="P61"><text:s text:c="4"/>struct Sentence error = {NULL, -1, -1};</text:p>
      <text:p text:style-name="P61"><text:s text:c="4"/>int count;</text:p>
      <text:p text:style-name="P61"/>
      <text:p text:style-name="P61"><text:s text:c="4"/>wchar_t** words = malloc(sizeof(wchar_t*));</text:p>
      <text:p text:style-name="P61"/>
      <text:p text:style-name="P61"><text:s text:c="4"/>wchar_t* buffer = malloc(sent.memSentence*sizeof(wchar_t));</text:p>
      <text:p text:style-name="P61"><text:s text:c="4"/>wcscpy(buffer, sent.sentence);</text:p>
      <text:p text:style-name="P61"/>
      <text:p text:style-name="P61"><text:s text:c="4"/>void* bufferPoint = buffer;</text:p>
      <text:p text:style-name="P61"/>
      <text:p text:style-name="P61"><text:s text:c="8"/>// Разбиение строки на массив слов</text:p>
      <text:p text:style-name="P61"><text:s text:c="4"/>wchar_t* word = wcstok(buffer, DEL, &amp;buffer);</text:p>
      <text:p text:style-name="P61"><text:s text:c="4"/>for(count = 0; word; count++){</text:p>
      <text:p text:style-name="P61"><text:s text:c="8"/>wchar_t** wordsBuffer = (wchar_t**) realloc(words, (count+1)*sizeof(wchar_t*));</text:p>
      <text:p text:style-name="P61"><text:s text:c="8"/>if (wordsBuffer == NULL) return error;</text:p>
      <text:p text:style-name="P61"><text:s text:c="8"/>else words = wordsBuffer;</text:p>
      <text:p text:style-name="P61"><text:s text:c="8"/>words[count] = word;</text:p>
      <text:p text:style-name="P61"><text:s text:c="8"/>word = wcstok(buffer, DEL, &amp;buffer);</text:p>
      <text:p text:style-name="P61"><text:s text:c="4"/>}</text:p>
      <text:p text:style-name="P61"/>
      <text:p text:style-name="P61"/>
      <text:p text:style-name="P61"><text:s text:c="4"/>int h = 0;</text:p>
      <text:p text:style-name="P61"><text:s text:c="4"/>wchar_t* result = calloc(1, sizeof(wchar_t)); </text:p>
      <text:p text:style-name="P61"><text:s text:c="4"/>int memResult = 0;</text:p>
      <text:p text:style-name="P61"><text:s text:c="4"/>wchar_t** repeats = malloc(sizeof(wchar_t*));</text:p>
      <text:p text:style-name="P61"><text:s text:c="4"/>for(int j = 0; j &lt; count; j++){</text:p>
      <text:p text:style-name="P61"><text:s text:c="8"/>int sk = 0;</text:p>
      <text:p text:style-name="P61"><text:s text:c="8"/>int f = 0;</text:p>
      <text:p text:style-name="P61"><text:s text:c="8"/>for(int k = 0; k &lt; count; k++)</text:p>
      <text:p text:style-name="P61"><text:s text:c="12"/>if (wcscmp(words[j], words[k]) == 0) sk++;</text:p>
      <text:p text:style-name="P61"><text:s text:c="8"/>for(int d = 0; d &lt; h; d++)</text:p>
      <text:p text:style-name="P61"><text:s text:c="12"/>if (wcscmp(words[j], repeats[d]) == 0) f++;</text:p>
      <text:p text:style-name="P61"><text:s text:c="8"/>if(sk &gt; 1 &amp;&amp; f == 0){</text:p>
      <text:p text:style-name="P61"><text:s text:c="12"/>wchar_t** repeatsBuffer = (wchar_t**) realloc(repeats, (h+1)*sizeof(wchar_t*));</text:p>
      <text:p text:style-name="P61"><text:s text:c="12"/>if (repeatsBuffer == NULL) return error; // Ошибка выделения памяти;</text:p>
      <text:p text:style-name="P61"><text:s text:c="12"/>else repeats = repeatsBuffer;</text:p>
      <text:p text:style-name="P61"><text:s text:c="12"/></text:p>
      <text:p text:style-name="P61"><text:s text:c="12"/>int tmpSk = sk;</text:p>
      <text:p text:style-name="P61"><text:s text:c="12"/>int digits;</text:p>
      <text:p text:style-name="P61"><text:s text:c="12"/>for(digits =0; tmpSk; digits++) tmpSk /= 10;</text:p>
      <text:p text:style-name="P61"><text:s text:c="12"/>int currentSize = wcslen(words[j]) + 5 + digits;</text:p>
      <text:p text:style-name="P61"><text:s text:c="12"/>wchar_t* currentRes = malloc(currentSize*sizeof(wchar_t));</text:p>
      <text:p text:style-name="P61"><text:s text:c="12"/>swprintf(currentRes, currentSize, L"%ls: %d; ", words[j], sk);</text:p>
      <text:p text:style-name="P61"/>
      <text:p text:style-name="P61"><text:s text:c="12"/>memResult += currentSize;</text:p>
      <text:p text:style-name="P61"><text:s text:c="12"/>wchar_t* resultBuffer = (wchar_t*) realloc(result, memResult*sizeof(wchar_t*));</text:p>
      <text:p text:style-name="P61"><text:s text:c="12"/>if (resultBuffer == NULL) return error;</text:p>
      <text:p text:style-name="P61"><text:soft-page-break/><text:s text:c="12"/>else result = resultBuffer;</text:p>
      <text:p text:style-name="P61"/>
      <text:p text:style-name="P61"><text:s text:c="12"/>wcscat(result, currentRes);</text:p>
      <text:p text:style-name="P61"><text:s text:c="12"/>free(currentRes);</text:p>
      <text:p text:style-name="P61"><text:s text:c="12"/></text:p>
      <text:p text:style-name="P61"><text:s text:c="12"/>repeats[h] = words[j];</text:p>
      <text:p text:style-name="P61"><text:s text:c="12"/>h++; </text:p>
      <text:p text:style-name="P61"><text:s text:c="8"/>}</text:p>
      <text:p text:style-name="P61"><text:s text:c="4"/>}</text:p>
      <text:p text:style-name="P61"><text:s text:c="4"/>if (memResult == 0){</text:p>
      <text:p text:style-name="P61"><text:s text:c="8"/>memResult = 16;</text:p>
      <text:p text:style-name="P61"><text:s text:c="8"/>wchar_t* resultBuffer = (wchar_t*) realloc(result, memResult*sizeof(wchar_t*));</text:p>
      <text:p text:style-name="P61"><text:s text:c="8"/>if (resultBuffer == NULL) return error;</text:p>
      <text:p text:style-name="P61"><text:s text:c="8"/>else result = resultBuffer;</text:p>
      <text:p text:style-name="P61"/>
      <text:p text:style-name="P61"><text:s text:c="8"/>swprintf(result, memResult, L"Повторений нет ");</text:p>
      <text:p text:style-name="P61"><text:s text:c="4"/>}</text:p>
      <text:p text:style-name="P61"/>
      <text:p text:style-name="P61"/>
      <text:p text:style-name="P61"><text:s text:c="4"/>result[wcslen(result)-1] = 0;</text:p>
      <text:p text:style-name="P61"><text:s text:c="4"/>struct Sentence out = {result, memResult, wcslen(result)}; <text:s text:c="3"/></text:p>
      <text:p text:style-name="P61"/>
      <text:p text:style-name="P61"><text:s text:c="4"/>free(bufferPoint);</text:p>
      <text:p text:style-name="P61"><text:s text:c="4"/>free(repeats);</text:p>
      <text:p text:style-name="P61"><text:s text:c="4"/>free(words);</text:p>
      <text:p text:style-name="P61"><text:s text:c="4"/>return out;</text:p>
      <text:p text:style-name="P61">}</text:p>
      <text:p text:style-name="P61"/>
      <text:p text:style-name="P61"/>
      <text:p text:style-name="P61">struct Sentence strPattern (struct Sentence sent){</text:p>
      <text:p text:style-name="P61"><text:s text:c="4"/>struct Sentence error = {NULL, -1, -1};</text:p>
      <text:p text:style-name="P61"><text:s text:c="4"/>int count;</text:p>
      <text:p text:style-name="P61"/>
      <text:p text:style-name="P61"><text:s text:c="4"/>wchar_t** words = malloc(sizeof(wchar_t*));</text:p>
      <text:p text:style-name="P61"/>
      <text:p text:style-name="P61"><text:s text:c="4"/>wchar_t* buffer = malloc(sent.memSentence*sizeof(wchar_t));</text:p>
      <text:p text:style-name="P61"><text:s text:c="4"/>wcscpy(buffer, sent.sentence);</text:p>
      <text:p text:style-name="P61"/>
      <text:p text:style-name="P61"><text:s text:c="4"/>void* bufferPoint = buffer;</text:p>
      <text:p text:style-name="P61"/>
      <text:p text:style-name="P61"><text:s text:c="8"/>// Разбиение строки на массив слов</text:p>
      <text:p text:style-name="P61"><text:s text:c="4"/>wchar_t* word = wcstok(buffer, DEL, &amp;buffer);</text:p>
      <text:p text:style-name="P61"><text:s text:c="4"/>int mlen = 0;</text:p>
      <text:p text:style-name="P61"><text:s text:c="4"/>for(count = 0; word; count++){</text:p>
      <text:p text:style-name="P61"><text:s text:c="8"/>for(int i = 0; i &lt; wcslen(word); i++) word[i] = tolower(word[i]);</text:p>
      <text:p text:style-name="P61"/>
      <text:p text:style-name="P61"><text:s text:c="8"/>int len = wcslen(word);</text:p>
      <text:p text:style-name="P61"><text:s text:c="8"/>if (len &gt; mlen) mlen = len;</text:p>
      <text:p text:style-name="P61"/>
      <text:p text:style-name="P61"><text:s text:c="8"/>wchar_t** wordsBuffer = (wchar_t**) realloc(words, (count+1)*sizeof(wchar_t*));</text:p>
      <text:p text:style-name="P61"><text:s text:c="8"/>if (wordsBuffer == NULL) return error;</text:p>
      <text:p text:style-name="P61"><text:s text:c="8"/>else words = wordsBuffer;</text:p>
      <text:p text:style-name="P61"><text:s text:c="8"/>words[count] = word;</text:p>
      <text:p text:style-name="P61"><text:s text:c="8"/>word = wcstok(buffer, DEL, &amp;buffer);</text:p>
      <text:p text:style-name="P61"><text:s text:c="4"/>}</text:p>
      <text:p text:style-name="P61"/>
      <text:p text:style-name="P61"><text:s text:c="8"/>// Выделение маски</text:p>
      <text:p text:style-name="P61"><text:s text:c="4"/>wchar_t* mask = calloc(mlen+3, sizeof(wchar_t));</text:p>
      <text:p text:style-name="P61"><text:s text:c="4"/>wcscpy(mask, words[0]);</text:p>
      <text:p text:style-name="P61"><text:s text:c="4"/>for (int i = 0; i &lt; count; i++){</text:p>
      <text:p text:style-name="P61"><text:s text:c="8"/>mask = getMask(mask, words[i], mlen+1);</text:p>
      <text:p text:style-name="P61"><text:soft-page-break/><text:s text:c="4"/>}</text:p>
      <text:p text:style-name="P61"/>
      <text:p text:style-name="P61"><text:s text:c="4"/>free(bufferPoint);</text:p>
      <text:p text:style-name="P61"><text:s text:c="4"/>free(words);</text:p>
      <text:p text:style-name="P61"><text:s text:c="4"/>struct Sentence output = {mask, mlen+3, wcslen(mask)};</text:p>
      <text:p text:style-name="P61"><text:s text:c="4"/>return output;</text:p>
      <text:p text:style-name="P61">}</text:p>
      <text:p text:style-name="P61"/>
      <text:p text:style-name="P61"/>
      <text:p text:style-name="P61"/>
      <text:p text:style-name="P61">wchar_t* getMask(wchar_t* mask, wchar_t* word, int maxlen){</text:p>
      <text:p text:style-name="P61"><text:s text:c="4"/>setlocale(LC_CTYPE, "");</text:p>
      <text:p text:style-name="P61"/>
      <text:p text:style-name="P61"><text:s text:c="4"/>int lstar_inp = 0;</text:p>
      <text:p text:style-name="P61"><text:s text:c="4"/>int rstar_inp = 0;</text:p>
      <text:p text:style-name="P61"><text:s text:c="4"/>if (mask[0] == L'*') lstar_inp = 1;</text:p>
      <text:p text:style-name="P61"><text:s text:c="4"/>if (mask[wcslen(mask) - 1] == L'*') rstar_inp = 1;</text:p>
      <text:p text:style-name="P61"><text:s text:c="4"/>mask[wcslen(mask) - rstar_inp] = 0;</text:p>
      <text:p text:style-name="P61"><text:s text:c="4"/>mask += lstar_inp;</text:p>
      <text:p text:style-name="P61"><text:s text:c="4"/></text:p>
      <text:p text:style-name="P61"><text:s text:c="4"/>int mask_len = wcslen(mask);</text:p>
      <text:p text:style-name="P61"><text:s text:c="4"/>int word_len = wcslen(word);</text:p>
      <text:p text:style-name="P61"/>
      <text:p text:style-name="P61"><text:s text:c="4"/>wchar_t* befTmp = calloc((maxlen+1), sizeof(wchar_t));</text:p>
      <text:p text:style-name="P61"><text:s text:c="4"/>wchar_t* aftTmp = calloc((maxlen+1), sizeof(wchar_t));</text:p>
      <text:p text:style-name="P61"><text:s text:c="4"/>int maxCongs = 0;</text:p>
      <text:p text:style-name="P61"><text:s text:c="4"/>wchar_t* unstarMask = calloc((maxlen+3), sizeof(wchar_t));</text:p>
      <text:p text:style-name="P61"><text:s text:c="4"/>wchar_t* outMask = calloc((maxlen+3), sizeof(wchar_t)); </text:p>
      <text:p text:style-name="P61"><text:s text:c="4"/>wchar_t* emptyMask = malloc((maxlen+1)*sizeof(wchar_t));</text:p>
      <text:p text:style-name="P61"><text:s text:c="4"/>int lstar;</text:p>
      <text:p text:style-name="P61"><text:s text:c="4"/>int lstar_tmp;</text:p>
      <text:p text:style-name="P61"><text:s text:c="4"/>int rstar;</text:p>
      <text:p text:style-name="P61"><text:s text:c="4"/>int rstar_tmp;</text:p>
      <text:p text:style-name="P61"><text:s text:c="4"/>for(int i = -word_len + 1; /*i &lt; 1*/ i &lt; mask_len; i++){</text:p>
      <text:p text:style-name="P61"><text:s text:c="8"/>lstar_tmp = 0;</text:p>
      <text:p text:style-name="P61"><text:s text:c="8"/>rstar_tmp = 0;</text:p>
      <text:p text:style-name="P61"><text:s text:c="8"/>wchar_t* upStr = calloc((maxlen+1), sizeof(wchar_t));</text:p>
      <text:p text:style-name="P61"><text:s text:c="8"/>wchar_t* dwStr = calloc((maxlen+1), sizeof(wchar_t));</text:p>
      <text:p text:style-name="P61"><text:s text:c="8"/>if (i &lt; 1){</text:p>
      <text:p text:style-name="P61"><text:s text:c="12"/>swprintf(befTmp, maxlen, L"%ls", word - i);</text:p>
      <text:p text:style-name="P61"><text:s text:c="12"/>wcsncpy(upStr, mask, wcslen(befTmp));</text:p>
      <text:p text:style-name="P61"><text:s text:c="12"/>wcsncpy(dwStr, befTmp, wcslen(befTmp));</text:p>
      <text:p text:style-name="P61"><text:s text:c="8"/>}</text:p>
      <text:p text:style-name="P61"><text:s text:c="8"/>else{</text:p>
      <text:p text:style-name="P61"><text:s text:c="12"/>swprintf(aftTmp, maxlen, L"%ls", mask + i);</text:p>
      <text:p text:style-name="P61"><text:s text:c="12"/>wcsncpy(upStr, aftTmp, wcslen(aftTmp));</text:p>
      <text:p text:style-name="P61"><text:s text:c="12"/>wcsncpy(dwStr, word, wcslen(aftTmp));</text:p>
      <text:p text:style-name="P61"><text:s text:c="8"/>}</text:p>
      <text:p text:style-name="P61"/>
      <text:p text:style-name="P61"><text:s text:c="8"/>if (i != 0) lstar_tmp = 1;</text:p>
      <text:p text:style-name="P61"><text:s text:c="8"/>if (i != -word_len + mask_len) rstar_tmp = 1;</text:p>
      <text:p text:style-name="P61"/>
      <text:p text:style-name="P61"><text:s text:c="8"/>wchar_t* tmpMask = malloc((maxlen+3)*sizeof(wchar_t));</text:p>
      <text:p text:style-name="P61"><text:s text:c="8"/>int congs = 0;</text:p>
      <text:p text:style-name="P61"><text:s text:c="8"/>int symbMarks = (wcslen(dwStr) &lt; wcslen(upStr)) ? wcslen(dwStr) : wcslen(upStr);</text:p>
      <text:p text:style-name="P61"><text:s text:c="8"/>for (int j = 0; j &lt; symbMarks; j++){</text:p>
      <text:p text:style-name="P61"><text:s text:c="12"/>if (upStr[j] == dwStr[j]){</text:p>
      <text:p text:style-name="P61"><text:s text:c="16"/>tmpMask[j] = upStr[j];</text:p>
      <text:p text:style-name="P61"><text:s text:c="16"/>congs++;</text:p>
      <text:p text:style-name="P61"><text:s text:c="12"/>}</text:p>
      <text:p text:style-name="P61"><text:s text:c="12"/>else tmpMask[j] = L'?';</text:p>
      <text:p text:style-name="P61"><text:soft-page-break/><text:s text:c="12"/>tmpMask[j+1] = 0;</text:p>
      <text:p text:style-name="P61"><text:s text:c="8"/>}</text:p>
      <text:p text:style-name="P61"/>
      <text:p text:style-name="P61"><text:s text:c="8"/>if (i == 0) wcscpy(emptyMask, tmpMask);</text:p>
      <text:p text:style-name="P61"/>
      <text:p text:style-name="P61"><text:s text:c="8"/>if (congs &gt;= maxCongs){</text:p>
      <text:p text:style-name="P61"><text:s text:c="12"/>lstar = lstar_tmp;</text:p>
      <text:p text:style-name="P61"><text:s text:c="12"/>rstar = rstar_tmp;</text:p>
      <text:p text:style-name="P61"><text:s text:c="12"/>maxCongs = congs;</text:p>
      <text:p text:style-name="P61"><text:s text:c="12"/>wcscpy(unstarMask, tmpMask);</text:p>
      <text:p text:style-name="P61"><text:s text:c="8"/>}</text:p>
      <text:p text:style-name="P61"><text:s text:c="8"/>free(upStr); </text:p>
      <text:p text:style-name="P61"><text:s text:c="8"/>free(dwStr);</text:p>
      <text:p text:style-name="P61"><text:s text:c="8"/>free(tmpMask);</text:p>
      <text:p text:style-name="P61"><text:s text:c="4"/>}</text:p>
      <text:p text:style-name="P61"/>
      <text:p text:style-name="P61"><text:s text:c="4"/>if (maxCongs == 0) wcscpy(unstarMask, emptyMask);</text:p>
      <text:p text:style-name="P61"/>
      <text:p text:style-name="P61"><text:s text:c="4"/>lstar |= lstar_inp;</text:p>
      <text:p text:style-name="P61"><text:s text:c="4"/>rstar |= rstar_inp;</text:p>
      <text:p text:style-name="P61"><text:s text:c="4"/>switch (lstar){</text:p>
      <text:p text:style-name="P61"><text:s text:c="8"/>case 1:</text:p>
      <text:p text:style-name="P61"><text:s text:c="12"/>swprintf(outMask, maxlen+2, L"%lc%ls%lc", L'*', unstarMask, (rstar == 1) ? L'*' : L'\0');</text:p>
      <text:p text:style-name="P61"><text:s text:c="12"/>break;</text:p>
      <text:p text:style-name="P61"><text:s text:c="8"/>case 0:</text:p>
      <text:p text:style-name="P61"><text:s text:c="12"/>swprintf(outMask, maxlen+2, L"%ls%lc", unstarMask, (rstar == 1) ? L'*' : L'\0');</text:p>
      <text:p text:style-name="P61"><text:s text:c="12"/>break;</text:p>
      <text:p text:style-name="P61"><text:s text:c="4"/>}</text:p>
      <text:p text:style-name="P61"/>
      <text:p text:style-name="P61"><text:s text:c="4"/>free(emptyMask);</text:p>
      <text:p text:style-name="P61"><text:s text:c="4"/>free(befTmp);</text:p>
      <text:p text:style-name="P61"><text:s text:c="4"/>free(aftTmp);</text:p>
      <text:p text:style-name="P61"><text:s text:c="4"/>free(unstarMask);</text:p>
      <text:p text:style-name="P61"><text:s text:c="4"/>return outMask;</text:p>
      <text:p text:style-name="P61">}</text:p>
      <text:p text:style-name="P61"/>
      <text:p text:style-name="P58">Файл: sentence.h</text:p>
      <text:p text:style-name="P62">#include &lt;stdlib.h&gt;</text:p>
      <text:p text:style-name="P62">#include &lt;string.h&gt;</text:p>
      <text:p text:style-name="P62">#include &lt;stdio.h&gt;</text:p>
      <text:p text:style-name="P62">#include &lt;ctype.h&gt;</text:p>
      <text:p text:style-name="P62">#include &lt;wchar.h&gt;</text:p>
      <text:p text:style-name="P62">#include &lt;wctype.h&gt;</text:p>
      <text:p text:style-name="P62">#include &lt;locale.h&gt;</text:p>
      <text:p text:style-name="P62"/>
      <text:p text:style-name="P62">#define END L"end of file"</text:p>
      <text:p text:style-name="P62">#define VOWELS L"EYUIOAeyuioaУАОЭЯИЮЁуаоэяиюё"// гласные для функции vowSort</text:p>
      <text:p text:style-name="P62">#define DEL L" ,;:'\"\\/.?!`_-\n"// разделители для wcstok</text:p>
      <text:p text:style-name="P62"/>
      <text:p text:style-name="P62">struct Sentence{</text:p>
      <text:p text:style-name="P62"><text:s text:c="4"/>wchar_t* sentence;</text:p>
      <text:p text:style-name="P62"><text:s text:c="4"/>int memSentence;</text:p>
      <text:p text:style-name="P62"><text:s text:c="4"/>int sizeSentence;</text:p>
      <text:p text:style-name="P62">};</text:p>
      <text:p text:style-name="P62"/>
      <text:p text:style-name="P62"/>
      <text:p text:style-name="P62">int readSentence(struct Sentence* sentence, FILE* file);</text:p>
      <text:p text:style-name="P62">int printSentence(struct Sentence sentence);</text:p>
      <text:p text:style-name="P62"/>
      <text:p text:style-name="P62"><text:tab/>// Format Sentence</text:p>
      <text:p text:style-name="P62">int sentenceCaps(const struct Sentence sent);</text:p>
      <text:p text:style-name="P62"><text:soft-page-break/>wchar_t* vowSort(struct Sentence sent);</text:p>
      <text:p text:style-name="P62">struct Sentence wordsCount(struct Sentence sent);</text:p>
      <text:p text:style-name="P62">struct Sentence strPattern(struct Sentence string);</text:p>
      <text:p text:style-name="P62"/>
      <text:p text:style-name="P62"/>
      <text:p text:style-name="P62"><text:s text:c="4"/>// Extra funcs</text:p>
      <text:p text:style-name="P62">int cmp(const void* a, const void* b);</text:p>
      <text:p text:style-name="P62">wchar_t* getMask(wchar_t* mask, wchar_t* word, int maxlen);</text:p>
      <text:p text:style-name="P62"/>
      <text:p text:style-name="P58">Файл: Makefile</text:p>
      <text:p text:style-name="P62">all: start</text:p>
      <text:p text:style-name="P62"><text:tab/>./start</text:p>
      <text:p text:style-name="P62"/>
      <text:p text:style-name="P62">start: main.o text.o sentence.o</text:p>
      <text:p text:style-name="P62"><text:tab/>gcc -Wall main.o text.o sentence.o -o start</text:p>
      <text:p text:style-name="P62"/>
      <text:p text:style-name="P62">main.o: main.c text.h sentence.h</text:p>
      <text:p text:style-name="P62"><text:tab/>gcc -c main.c</text:p>
      <text:p text:style-name="P62"/>
      <text:p text:style-name="P62">text.o: text.c text.h sentence.h</text:p>
      <text:p text:style-name="P62"><text:tab/>gcc -c text.c</text:p>
      <text:p text:style-name="P62"/>
      <text:p text:style-name="P62">sentence.o: sentence.c sentence.h</text:p>
      <text:p text:style-name="P62"><text:tab/>gcc -c sentence.c</text:p>
      <text:p text:style-name="P62"/>
      <text:p text:style-name="P62">clean:</text:p>
      <text:p text:style-name="P62"><text:tab/>rm -rf *.o start</text:p>
      <text:p text:style-name="P9"/>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nstantia" svg:font-family="Constantia"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text-properties style:font-name="Courier New1" fo:font-family="'Courier New'"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ext-properties fo:background-color="transparent"/>
    </style:style>
    <style:style style:name="MP3" style:family="paragraph" style:parent-style-name="Footer">
      <style:text-properties fo:background-color="transparent"/>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text:p text:style-name="MP1"><text:s text:c="2"/></text:p>
      </style:header>
      <style:header-first>
        <text:p text:style-name="Header"/>
      </style:header-first>
      <style:footer>
        <text:p text:style-name="MP2"><text:page-number text:select-page="current" text:page-adjust="-1">2</text:page-number></text:p>
        <text:p text:style-name="MP3"/>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18-12-26T20:31:11.314952294</dc:date>
    <meta:print-date>2015-07-17T12:06:00</meta:print-date>
    <meta:editing-cycles>9</meta:editing-cycles>
    <meta:editing-duration>PT28M13S</meta:editing-duration>
    <meta:generator>LibreOffice/6.0.6.2$Linux_X86_64 LibreOffice_project/00m0$Build-2</meta:generator>
    <meta:document-statistic meta:table-count="6" meta:image-count="0" meta:object-count="0" meta:page-count="28" meta:paragraph-count="777" meta:word-count="4490" meta:character-count="37729" meta:non-whitespace-character-count="29987"/>
  </office:meta>
</office:document-meta>
</file>